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9a5" officeooo:paragraph-rsid="001119a5"/>
    </style:style>
    <style:style style:name="P2" style:family="paragraph" style:parent-style-name="Standard">
      <style:text-properties officeooo:rsid="00121944" officeooo:paragraph-rsid="00121944"/>
    </style:style>
    <style:style style:name="P3" style:family="paragraph" style:parent-style-name="Standard">
      <style:text-properties officeooo:rsid="00121944" officeooo:paragraph-rsid="0013fed5"/>
    </style:style>
    <style:style style:name="P4" style:family="paragraph" style:parent-style-name="Standard">
      <style:text-properties officeooo:rsid="00159d2e" officeooo:paragraph-rsid="00159d2e"/>
    </style:style>
    <style:style style:name="P5" style:family="paragraph" style:parent-style-name="Standard">
      <style:text-properties officeooo:rsid="00159d2e" officeooo:paragraph-rsid="00168044"/>
    </style:style>
    <style:style style:name="P6" style:family="paragraph" style:parent-style-name="Standard">
      <style:text-properties fo:font-style="italic" officeooo:rsid="002ae8ef" officeooo:paragraph-rsid="00159d2e" style:font-style-asian="italic" style:font-style-complex="italic"/>
    </style:style>
    <style:style style:name="P7" style:family="paragraph" style:parent-style-name="Standard">
      <style:text-properties fo:font-style="normal" officeooo:rsid="002ae8ef" officeooo:paragraph-rsid="002ae8ef" style:font-style-asian="normal" style:font-style-complex="normal"/>
    </style:style>
    <style:style style:name="P8" style:family="paragraph" style:parent-style-name="Standard">
      <style:text-properties officeooo:rsid="0013fed5" officeooo:paragraph-rsid="0013fed5"/>
    </style:style>
    <style:style style:name="P9" style:family="paragraph" style:parent-style-name="Text_20_body">
      <style:text-properties officeooo:rsid="001928e8" officeooo:paragraph-rsid="001928e8"/>
    </style:style>
    <style:style style:name="P10" style:family="paragraph" style:parent-style-name="Text_20_body">
      <style:text-properties officeooo:rsid="0019373a" officeooo:paragraph-rsid="0019373a"/>
    </style:style>
    <style:style style:name="P11" style:family="paragraph" style:parent-style-name="Text_20_body">
      <style:text-properties officeooo:rsid="001bf33f" officeooo:paragraph-rsid="001bf33f"/>
    </style:style>
    <style:style style:name="P12" style:family="paragraph" style:parent-style-name="Text_20_body">
      <style:text-properties officeooo:rsid="001bf33f" officeooo:paragraph-rsid="001dbf1d"/>
    </style:style>
    <style:style style:name="P13" style:family="paragraph" style:parent-style-name="Text_20_body">
      <style:text-properties officeooo:rsid="001bf33f" officeooo:paragraph-rsid="001de502"/>
    </style:style>
    <style:style style:name="P14" style:family="paragraph" style:parent-style-name="Text_20_body">
      <style:text-properties officeooo:rsid="001dbf1d" officeooo:paragraph-rsid="001dbf1d"/>
    </style:style>
    <style:style style:name="P15" style:family="paragraph" style:parent-style-name="Text_20_body">
      <style:text-properties officeooo:rsid="001de502" officeooo:paragraph-rsid="001de502"/>
    </style:style>
    <style:style style:name="P16" style:family="paragraph" style:parent-style-name="Text_20_body">
      <style:text-properties officeooo:rsid="001de502" officeooo:paragraph-rsid="001ea772"/>
    </style:style>
    <style:style style:name="P17" style:family="paragraph" style:parent-style-name="Text_20_body">
      <style:text-properties officeooo:paragraph-rsid="001f3977"/>
    </style:style>
    <style:style style:name="P18" style:family="paragraph" style:parent-style-name="Text_20_body">
      <style:text-properties officeooo:rsid="001f3977" officeooo:paragraph-rsid="002854c3"/>
    </style:style>
    <style:style style:name="P19" style:family="paragraph" style:parent-style-name="Text_20_body">
      <style:text-properties officeooo:rsid="001f3977" officeooo:paragraph-rsid="0028e9b4"/>
    </style:style>
    <style:style style:name="P20" style:family="paragraph" style:parent-style-name="Text_20_body">
      <style:text-properties officeooo:rsid="001f3977" officeooo:paragraph-rsid="002aca05"/>
    </style:style>
    <style:style style:name="P21" style:family="paragraph" style:parent-style-name="Text_20_body">
      <style:text-properties officeooo:rsid="00168044" officeooo:paragraph-rsid="004a8193"/>
    </style:style>
    <style:style style:name="P22" style:family="paragraph" style:parent-style-name="Text_20_body">
      <style:text-properties officeooo:rsid="0017200e" officeooo:paragraph-rsid="0017200e"/>
    </style:style>
    <style:style style:name="P23" style:family="paragraph" style:parent-style-name="Text_20_body">
      <style:text-properties fo:font-style="normal" fo:font-weight="normal" officeooo:rsid="002676f6" officeooo:paragraph-rsid="002854c3" style:font-style-asian="normal" style:font-weight-asian="normal" style:font-style-complex="normal" style:font-weight-complex="normal"/>
    </style:style>
    <style:style style:name="P24" style:family="paragraph" style:parent-style-name="Text_20_body">
      <style:text-properties fo:font-style="normal" fo:font-weight="normal" officeooo:rsid="002854c3" officeooo:paragraph-rsid="002854c3" style:font-style-asian="normal" style:font-weight-asian="normal" style:font-style-complex="normal" style:font-weight-complex="normal"/>
    </style:style>
    <style:style style:name="P25" style:family="paragraph" style:parent-style-name="Text_20_body">
      <style:text-properties officeooo:rsid="0018a52d" officeooo:paragraph-rsid="00329c04"/>
    </style:style>
    <style:style style:name="P26" style:family="paragraph" style:parent-style-name="Text_20_body">
      <style:text-properties officeooo:rsid="0018a52d" officeooo:paragraph-rsid="00553f22"/>
    </style:style>
    <style:style style:name="P27" style:family="paragraph" style:parent-style-name="Text_20_body">
      <style:text-properties officeooo:paragraph-rsid="003b389a"/>
    </style:style>
    <style:style style:name="P28" style:family="paragraph" style:parent-style-name="Text_20_body">
      <style:text-properties officeooo:paragraph-rsid="003e8d13"/>
    </style:style>
    <style:style style:name="P29" style:family="paragraph" style:parent-style-name="Text_20_body">
      <style:text-properties officeooo:rsid="003e8d13" officeooo:paragraph-rsid="003e8d13"/>
    </style:style>
    <style:style style:name="P30" style:family="paragraph" style:parent-style-name="Text_20_body">
      <style:text-properties officeooo:rsid="0040530c" officeooo:paragraph-rsid="00409820"/>
    </style:style>
    <style:style style:name="P31" style:family="paragraph" style:parent-style-name="Text_20_body">
      <style:text-properties officeooo:rsid="00405f5b" officeooo:paragraph-rsid="00405f5b"/>
    </style:style>
    <style:style style:name="P32" style:family="paragraph" style:parent-style-name="Text_20_body">
      <style:text-properties officeooo:rsid="00409820" officeooo:paragraph-rsid="00409820"/>
    </style:style>
    <style:style style:name="P33" style:family="paragraph" style:parent-style-name="Text_20_body">
      <style:text-properties officeooo:rsid="0043c81a" officeooo:paragraph-rsid="0043c81a"/>
    </style:style>
    <style:style style:name="P34" style:family="paragraph" style:parent-style-name="Text_20_body">
      <style:text-properties officeooo:rsid="0043c81a" officeooo:paragraph-rsid="0045ac61"/>
    </style:style>
    <style:style style:name="P35" style:family="paragraph" style:parent-style-name="Text_20_body">
      <style:text-properties officeooo:rsid="0045ac61" officeooo:paragraph-rsid="0045ac61"/>
    </style:style>
    <style:style style:name="P36" style:family="paragraph" style:parent-style-name="Text_20_body">
      <style:text-properties officeooo:rsid="0045ac61" officeooo:paragraph-rsid="0046e9f4"/>
    </style:style>
    <style:style style:name="P37" style:family="paragraph" style:parent-style-name="Text_20_body">
      <style:text-properties officeooo:rsid="0045ac61" officeooo:paragraph-rsid="00476488"/>
    </style:style>
    <style:style style:name="P38" style:family="paragraph" style:parent-style-name="Text_20_body">
      <style:text-properties officeooo:rsid="00476488" officeooo:paragraph-rsid="00476488"/>
    </style:style>
    <style:style style:name="P39" style:family="paragraph" style:parent-style-name="Text_20_body">
      <style:text-properties officeooo:rsid="0047a4fa" officeooo:paragraph-rsid="0047a4fa"/>
    </style:style>
    <style:style style:name="P40" style:family="paragraph" style:parent-style-name="Text_20_body">
      <style:text-properties officeooo:rsid="00491a52" officeooo:paragraph-rsid="00491a52"/>
    </style:style>
    <style:style style:name="P41" style:family="paragraph" style:parent-style-name="Text_20_body">
      <style:text-properties officeooo:rsid="004a8193" officeooo:paragraph-rsid="004a8193"/>
    </style:style>
    <style:style style:name="P42" style:family="paragraph" style:parent-style-name="Text_20_body">
      <style:text-properties officeooo:rsid="004af752" officeooo:paragraph-rsid="004af752"/>
    </style:style>
    <style:style style:name="P43" style:family="paragraph" style:parent-style-name="Text_20_body">
      <style:text-properties officeooo:paragraph-rsid="00168044"/>
    </style:style>
    <style:style style:name="P44" style:family="paragraph" style:parent-style-name="Text_20_body">
      <style:text-properties officeooo:rsid="004bfdc3" officeooo:paragraph-rsid="004bfdc3"/>
    </style:style>
    <style:style style:name="P45" style:family="paragraph" style:parent-style-name="Text_20_body">
      <style:text-properties officeooo:rsid="004fd5b6" officeooo:paragraph-rsid="004fd5b6"/>
    </style:style>
    <style:style style:name="P46" style:family="paragraph" style:parent-style-name="Text_20_body">
      <style:text-properties officeooo:rsid="0050c870" officeooo:paragraph-rsid="0050c870"/>
    </style:style>
    <style:style style:name="P47" style:family="paragraph" style:parent-style-name="Text_20_body">
      <style:text-properties style:font-name="Liberation Serif" fo:font-size="12pt" officeooo:rsid="00553f22" officeooo:paragraph-rsid="00553f22" style:font-size-asian="12pt" style:font-size-complex="12pt"/>
    </style:style>
    <style:style style:name="P48" style:family="paragraph" style:parent-style-name="Text_20_body">
      <style:text-properties officeooo:rsid="00553f22" officeooo:paragraph-rsid="00553f22"/>
    </style:style>
    <style:style style:name="P49" style:family="paragraph" style:parent-style-name="Text_20_body">
      <style:text-properties officeooo:paragraph-rsid="0059fde3"/>
    </style:style>
    <style:style style:name="P50" style:family="paragraph" style:parent-style-name="Preformatted_20_Text">
      <style:text-properties officeooo:paragraph-rsid="001ea772"/>
    </style:style>
    <style:style style:name="P51" style:family="paragraph" style:parent-style-name="Preformatted_20_Text">
      <style:text-properties officeooo:paragraph-rsid="001f3977"/>
    </style:style>
    <style:style style:name="P52" style:family="paragraph" style:parent-style-name="Preformatted_20_Text">
      <style:text-properties officeooo:rsid="001ea772" officeooo:paragraph-rsid="001ea772"/>
    </style:style>
    <style:style style:name="P53" style:family="paragraph" style:parent-style-name="Preformatted_20_Text">
      <style:text-properties fo:font-style="normal" fo:font-weight="normal" officeooo:rsid="001f3977" officeooo:paragraph-rsid="002676f6" style:font-style-asian="normal" style:font-weight-asian="normal" style:font-style-complex="normal" style:font-weight-complex="normal"/>
    </style:style>
    <style:style style:name="P54" style:family="paragraph" style:parent-style-name="Preformatted_20_Text">
      <style:text-properties officeooo:paragraph-rsid="003b389a"/>
    </style:style>
    <style:style style:name="P55" style:family="paragraph" style:parent-style-name="Preformatted_20_Text">
      <style:text-properties fo:font-size="8pt" style:font-size-asian="8pt" style:font-size-complex="8pt"/>
    </style:style>
    <style:style style:name="P56" style:family="paragraph" style:parent-style-name="Preformatted_20_Text">
      <style:text-properties fo:font-size="8pt" officeooo:rsid="003b389a" officeooo:paragraph-rsid="003b389a" style:font-size-asian="8pt" style:font-size-complex="8pt"/>
    </style:style>
    <style:style style:name="P57" style:family="paragraph" style:parent-style-name="Preformatted_20_Text">
      <style:text-properties fo:font-size="8pt" officeooo:paragraph-rsid="003bf143" style:font-size-asian="8pt" style:font-size-complex="8pt"/>
    </style:style>
    <style:style style:name="P58" style:family="paragraph" style:parent-style-name="Preformatted_20_Text">
      <style:text-properties fo:font-size="8pt" officeooo:paragraph-rsid="003e8d13" style:font-size-asian="8pt" style:font-size-complex="8pt"/>
    </style:style>
    <style:style style:name="P59" style:family="paragraph" style:parent-style-name="Preformatted_20_Text">
      <style:text-properties fo:font-size="8pt" officeooo:paragraph-rsid="00405f5b" style:font-size-asian="8pt" style:font-size-complex="8pt"/>
    </style:style>
    <style:style style:name="P60" style:family="paragraph" style:parent-style-name="Preformatted_20_Text">
      <style:text-properties fo:font-size="8pt" officeooo:rsid="0040530c" officeooo:paragraph-rsid="00405f5b" style:font-size-asian="8pt" style:font-size-complex="8pt"/>
    </style:style>
    <style:style style:name="P61" style:family="paragraph" style:parent-style-name="Preformatted_20_Text">
      <style:text-properties officeooo:paragraph-rsid="003bf143"/>
    </style:style>
    <style:style style:name="P62" style:family="paragraph" style:parent-style-name="Preformatted_20_Text">
      <style:text-properties officeooo:paragraph-rsid="003e8d13"/>
    </style:style>
    <style:style style:name="P63" style:family="paragraph" style:parent-style-name="Preformatted_20_Text">
      <style:text-properties officeooo:paragraph-rsid="00405f5b"/>
    </style:style>
    <style:style style:name="P64" style:family="paragraph" style:parent-style-name="Text_20_body" style:list-style-name="L1">
      <style:text-properties officeooo:rsid="004fd5b6" officeooo:paragraph-rsid="004fd5b6"/>
    </style:style>
    <style:style style:name="P65" style:family="paragraph" style:parent-style-name="Text_20_body" style:list-style-name="L1">
      <style:text-properties officeooo:rsid="004fd5b6" officeooo:paragraph-rsid="0050c870"/>
    </style:style>
    <style:style style:name="P66" style:family="paragraph" style:parent-style-name="Text_20_body" style:list-style-name="L1">
      <style:text-properties officeooo:rsid="0050c870" officeooo:paragraph-rsid="0050c870"/>
    </style:style>
    <style:style style:name="P67" style:family="paragraph" style:parent-style-name="Text_20_body">
      <style:text-properties officeooo:rsid="00553d21" officeooo:paragraph-rsid="00553f22"/>
    </style:style>
    <style:style style:name="P68" style:family="paragraph" style:parent-style-name="Text_20_body">
      <style:text-properties officeooo:rsid="005340fa" officeooo:paragraph-rsid="00553d21"/>
    </style:style>
    <style:style style:name="P69" style:family="paragraph" style:parent-style-name="Text_20_body" style:list-style-name="L2">
      <style:text-properties officeooo:paragraph-rsid="00553d21"/>
    </style:style>
    <style:style style:name="P70" style:family="paragraph" style:parent-style-name="Text_20_body" style:list-style-name="L2">
      <style:text-properties style:font-name="Liberation Serif" fo:font-size="12pt" officeooo:rsid="005340fa" officeooo:paragraph-rsid="005340fa" style:font-size-asian="12pt" style:font-size-complex="12pt"/>
    </style:style>
    <style:style style:name="P71" style:family="paragraph" style:parent-style-name="Text_20_body" style:list-style-name="L2">
      <style:text-properties style:font-name="Liberation Serif" fo:font-size="12pt" officeooo:rsid="00553d21" officeooo:paragraph-rsid="00553f22" style:font-size-asian="12pt" style:font-size-complex="12pt"/>
    </style:style>
    <style:style style:name="P72" style:family="paragraph" style:parent-style-name="Text_20_body" style:list-style-name="L2">
      <style:text-properties style:font-name="Liberation Serif" fo:font-size="12pt" officeooo:rsid="00553d21" officeooo:paragraph-rsid="00553d21" style:font-size-asian="12pt" style:font-size-complex="12pt"/>
    </style:style>
    <style:style style:name="P73" style:family="paragraph" style:parent-style-name="Text_20_body">
      <style:text-properties officeooo:rsid="00329c04" officeooo:paragraph-rsid="00329c04"/>
    </style:style>
    <style:style style:name="P74" style:family="paragraph" style:parent-style-name="Text_20_body" style:list-style-name="L3">
      <style:text-properties officeooo:rsid="00329c04" officeooo:paragraph-rsid="003d8769"/>
    </style:style>
    <style:style style:name="P75" style:family="paragraph" style:parent-style-name="Text_20_body" style:list-style-name="L3">
      <style:text-properties officeooo:paragraph-rsid="003a789e"/>
    </style:style>
    <style:style style:name="P76" style:family="paragraph" style:parent-style-name="Text_20_body" style:list-style-name="L3">
      <style:text-properties officeooo:paragraph-rsid="003dae4f"/>
    </style:style>
    <style:style style:name="P77" style:family="paragraph" style:parent-style-name="Text_20_body" style:list-style-name="L3">
      <style:text-properties officeooo:rsid="0034996b" officeooo:paragraph-rsid="0034996b"/>
    </style:style>
    <style:style style:name="P78" style:family="paragraph" style:parent-style-name="Text_20_body" style:list-style-name="L3">
      <style:text-properties officeooo:rsid="00366aec" officeooo:paragraph-rsid="003b389a"/>
    </style:style>
    <style:style style:name="P79" style:family="paragraph" style:parent-style-name="Text_20_body">
      <style:text-properties officeooo:rsid="003b72cc"/>
    </style:style>
    <style:style style:name="P80" style:family="paragraph" style:parent-style-name="Text_20_body" style:list-style-name="L3">
      <style:text-properties officeooo:rsid="003dae4f" officeooo:paragraph-rsid="003dae4f"/>
    </style:style>
    <style:style style:name="P81" style:family="paragraph" style:parent-style-name="Text_20_body">
      <style:text-properties officeooo:rsid="0046e9f4" officeooo:paragraph-rsid="00476488"/>
    </style:style>
    <style:style style:name="P82" style:family="paragraph" style:parent-style-name="Text_20_body">
      <style:text-properties officeooo:rsid="00476488" officeooo:paragraph-rsid="00476488"/>
    </style:style>
    <style:style style:name="P83" style:family="paragraph" style:parent-style-name="Text_20_body" style:list-style-name="L4">
      <style:text-properties officeooo:rsid="0047a4fa" officeooo:paragraph-rsid="00491a52"/>
    </style:style>
    <style:style style:name="P84" style:family="paragraph" style:parent-style-name="Text_20_body">
      <style:text-properties officeooo:rsid="005ceb16" officeooo:paragraph-rsid="005ceb16"/>
    </style:style>
    <style:style style:name="P85" style:family="paragraph" style:parent-style-name="Text_20_body">
      <style:text-properties officeooo:rsid="005ceb16" officeooo:paragraph-rsid="005dbca5"/>
    </style:style>
    <style:style style:name="P86" style:family="paragraph" style:parent-style-name="Text_20_body">
      <style:text-properties officeooo:rsid="005dbca5" officeooo:paragraph-rsid="005e14dd"/>
    </style:style>
    <style:style style:name="P87" style:family="paragraph" style:parent-style-name="Text_20_body" style:list-style-name="L5">
      <style:text-properties officeooo:rsid="005e14dd" officeooo:paragraph-rsid="005e14dd"/>
    </style:style>
    <style:style style:name="P88" style:family="paragraph" style:parent-style-name="Text_20_body" style:list-style-name="L5">
      <style:text-properties officeooo:rsid="005e14dd" officeooo:paragraph-rsid="005e3e0e"/>
    </style:style>
    <style:style style:name="P89" style:family="paragraph" style:parent-style-name="Text_20_body">
      <style:text-properties officeooo:rsid="005e3e0e" officeooo:paragraph-rsid="005e3e0e"/>
    </style:style>
    <style:style style:name="P90" style:family="paragraph" style:parent-style-name="Text_20_body" style:list-style-name="L5">
      <style:text-properties officeooo:rsid="005e3e0e" officeooo:paragraph-rsid="005e3e0e"/>
    </style:style>
    <style:style style:name="P91" style:family="paragraph" style:parent-style-name="Text_20_body" style:list-style-name="L6">
      <style:text-properties officeooo:rsid="005e3e0e" officeooo:paragraph-rsid="005e3e0e"/>
    </style:style>
    <style:style style:name="P92" style:family="paragraph" style:parent-style-name="Text_20_body">
      <style:text-properties officeooo:rsid="0017200e" officeooo:paragraph-rsid="0017200e"/>
    </style:style>
    <style:style style:name="P93" style:family="paragraph" style:parent-style-name="Text_20_body">
      <style:text-properties officeooo:rsid="005fa286" officeooo:paragraph-rsid="005fa286"/>
    </style:style>
    <style:style style:name="P94" style:family="paragraph" style:parent-style-name="Text_20_body">
      <style:text-properties officeooo:rsid="00604d61" officeooo:paragraph-rsid="00604d61"/>
    </style:style>
    <style:style style:name="P95" style:family="paragraph" style:parent-style-name="Text_20_body">
      <style:text-properties officeooo:rsid="006065a3" officeooo:paragraph-rsid="006065a3"/>
    </style:style>
    <style:style style:name="P96" style:family="paragraph" style:parent-style-name="Text_20_body">
      <style:text-properties fo:font-style="normal" officeooo:rsid="001f3977" officeooo:paragraph-rsid="006183a5" style:font-style-asian="normal" style:font-style-complex="normal"/>
    </style:style>
    <style:style style:name="P97" style:family="paragraph" style:parent-style-name="Text_20_body">
      <style:text-properties fo:font-style="normal" officeooo:rsid="001f3977" officeooo:paragraph-rsid="0068ea92" style:font-style-asian="normal" style:font-style-complex="normal"/>
    </style:style>
    <style:style style:name="P98" style:family="paragraph" style:parent-style-name="Text_20_body">
      <style:text-properties fo:font-style="normal" officeooo:rsid="006183a5" officeooo:paragraph-rsid="006183a5" style:font-style-asian="normal" style:font-style-complex="normal"/>
    </style:style>
    <style:style style:name="P99" style:family="paragraph" style:parent-style-name="Text_20_body">
      <style:text-properties fo:font-style="normal" officeooo:rsid="006183a5" officeooo:paragraph-rsid="0064bd3c" style:font-style-asian="normal" style:font-style-complex="normal"/>
    </style:style>
    <style:style style:name="P100" style:family="paragraph" style:parent-style-name="Text_20_body">
      <style:text-properties fo:font-style="normal" officeooo:rsid="0061a369" officeooo:paragraph-rsid="0061a369" style:font-style-asian="normal" style:font-style-complex="normal"/>
    </style:style>
    <style:style style:name="P101" style:family="paragraph" style:parent-style-name="Text_20_body">
      <style:text-properties fo:font-style="normal" officeooo:rsid="0061a369" officeooo:paragraph-rsid="006bc7f8" style:font-style-asian="normal" style:font-style-complex="normal"/>
    </style:style>
    <style:style style:name="P102" style:family="paragraph" style:parent-style-name="Text_20_body">
      <style:text-properties fo:font-style="normal" officeooo:rsid="0062f263" officeooo:paragraph-rsid="0062f263" style:font-style-asian="normal" style:font-style-complex="normal"/>
    </style:style>
    <style:style style:name="P103" style:family="paragraph" style:parent-style-name="Text_20_body">
      <style:text-properties fo:font-style="normal" officeooo:rsid="0062f263" officeooo:paragraph-rsid="006662f0" style:font-style-asian="normal" style:font-style-complex="normal"/>
    </style:style>
    <style:style style:name="P104" style:family="paragraph" style:parent-style-name="Text_20_body">
      <style:text-properties fo:font-style="normal" officeooo:rsid="0068ea92" officeooo:paragraph-rsid="006a148c" style:font-style-asian="normal" style:font-style-complex="normal"/>
    </style:style>
    <style:style style:name="P105" style:family="paragraph" style:parent-style-name="Text_20_body">
      <style:text-properties officeooo:paragraph-rsid="006662f0"/>
    </style:style>
    <style:style style:name="P106" style:family="paragraph" style:parent-style-name="Text_20_body">
      <style:text-properties officeooo:paragraph-rsid="006763e9"/>
    </style:style>
    <style:style style:name="P107" style:family="paragraph" style:parent-style-name="Text_20_body">
      <style:text-properties officeooo:rsid="001f3977" officeooo:paragraph-rsid="006a148c"/>
    </style:style>
    <style:style style:name="P108" style:family="paragraph" style:parent-style-name="Text_20_body">
      <style:text-properties officeooo:rsid="001f3977" officeooo:paragraph-rsid="006a3fa5"/>
    </style:style>
    <style:style style:name="P109" style:family="paragraph" style:parent-style-name="Text_20_body">
      <style:text-properties officeooo:rsid="001f3977" officeooo:paragraph-rsid="006bc7f8"/>
    </style:style>
    <style:style style:name="P110" style:family="paragraph" style:parent-style-name="Text_20_body">
      <style:text-properties officeooo:rsid="006a3fa5" officeooo:paragraph-rsid="006a3fa5"/>
    </style:style>
    <style:style style:name="P111" style:family="paragraph" style:parent-style-name="Text_20_body">
      <style:text-properties officeooo:rsid="001dbf1d" officeooo:paragraph-rsid="001dbf1d"/>
    </style:style>
    <style:style style:name="P112" style:family="paragraph" style:parent-style-name="Text_20_body">
      <style:text-properties officeooo:rsid="006c9a73" officeooo:paragraph-rsid="006c9a73"/>
    </style:style>
    <style:style style:name="P113" style:family="paragraph" style:parent-style-name="Text_20_body">
      <style:text-properties officeooo:rsid="006c9a73" officeooo:paragraph-rsid="006dd0cb"/>
    </style:style>
    <style:style style:name="P114" style:family="paragraph" style:parent-style-name="Text_20_body">
      <style:text-properties officeooo:rsid="006dd0cb" officeooo:paragraph-rsid="006dd0cb"/>
    </style:style>
    <style:style style:name="P115" style:family="paragraph" style:parent-style-name="Text_20_body">
      <style:text-properties officeooo:rsid="006dd0cb" officeooo:paragraph-rsid="006f7441"/>
    </style:style>
    <style:style style:name="P116" style:family="paragraph" style:parent-style-name="Text_20_body" style:list-style-name="L7">
      <style:text-properties officeooo:rsid="006dd0cb" officeooo:paragraph-rsid="0070a0fa"/>
    </style:style>
    <style:style style:name="P117" style:family="paragraph" style:parent-style-name="Text_20_body" style:list-style-name="L7">
      <style:text-properties officeooo:rsid="006dd0cb" officeooo:paragraph-rsid="006f7441"/>
    </style:style>
    <style:style style:name="P118" style:family="paragraph" style:parent-style-name="Text_20_body">
      <style:text-properties officeooo:rsid="006f7441" officeooo:paragraph-rsid="006f7441"/>
    </style:style>
    <style:style style:name="P119" style:family="paragraph" style:parent-style-name="Text_20_body" style:list-style-name="L7">
      <style:text-properties officeooo:rsid="006f7441" officeooo:paragraph-rsid="0070a0fa"/>
    </style:style>
    <style:style style:name="P120" style:family="paragraph" style:parent-style-name="Text_20_body">
      <style:text-properties officeooo:rsid="0070a0fa" officeooo:paragraph-rsid="0070a0fa"/>
    </style:style>
    <style:style style:name="P121" style:family="paragraph" style:parent-style-name="Text_20_body" style:list-style-name="L7">
      <style:text-properties officeooo:rsid="0070a0fa" officeooo:paragraph-rsid="0070a0fa"/>
    </style:style>
    <style:style style:name="P122" style:family="paragraph" style:parent-style-name="Text_20_body">
      <style:text-properties officeooo:rsid="00726822" officeooo:paragraph-rsid="0072c1f3"/>
    </style:style>
    <style:style style:name="P123" style:family="paragraph" style:parent-style-name="Text_20_body">
      <style:text-properties officeooo:rsid="0019373a" officeooo:paragraph-rsid="0073ada3"/>
    </style:style>
    <style:style style:name="P124" style:family="paragraph" style:parent-style-name="Text_20_body">
      <style:text-properties officeooo:rsid="0076d41c" officeooo:paragraph-rsid="0076d41c"/>
    </style:style>
    <style:style style:name="P125" style:family="paragraph" style:parent-style-name="Text_20_body">
      <style:text-properties officeooo:rsid="0076d41c" officeooo:paragraph-rsid="00776004"/>
    </style:style>
    <style:style style:name="P126" style:family="paragraph" style:parent-style-name="Text_20_body">
      <style:text-properties officeooo:rsid="0078d6a0" officeooo:paragraph-rsid="0078d6a0"/>
    </style:style>
    <style:style style:name="P127" style:family="paragraph" style:parent-style-name="Text_20_body">
      <style:text-properties officeooo:rsid="0078d6a0" officeooo:paragraph-rsid="007a4b41"/>
    </style:style>
    <style:style style:name="P128" style:family="paragraph" style:parent-style-name="Text_20_body">
      <style:text-properties officeooo:paragraph-rsid="0078d6a0"/>
    </style:style>
    <style:style style:name="P129" style:family="paragraph" style:parent-style-name="Text_20_body">
      <style:text-properties officeooo:rsid="007a4b41" officeooo:paragraph-rsid="007a4b41"/>
    </style:style>
    <style:style style:name="P130" style:family="paragraph" style:parent-style-name="Text_20_body">
      <style:text-properties officeooo:rsid="007a7257" officeooo:paragraph-rsid="007a7257"/>
    </style:style>
    <style:style style:name="P131" style:family="paragraph" style:parent-style-name="Text_20_body">
      <style:text-properties officeooo:rsid="007c6482" officeooo:paragraph-rsid="007c6482"/>
    </style:style>
    <style:style style:name="P132" style:family="paragraph" style:parent-style-name="Text_20_body" style:list-style-name="L8">
      <style:text-properties officeooo:rsid="007c6482" officeooo:paragraph-rsid="007c6482"/>
    </style:style>
    <style:style style:name="P133" style:family="paragraph" style:parent-style-name="Text_20_body">
      <style:text-properties officeooo:rsid="007df1b0" officeooo:paragraph-rsid="007df1b0"/>
    </style:style>
    <style:style style:name="P134" style:family="paragraph" style:parent-style-name="Text_20_body" style:list-style-name="L8">
      <style:text-properties officeooo:rsid="0080748b" officeooo:paragraph-rsid="0080748b"/>
    </style:style>
    <style:style style:name="P135" style:family="paragraph" style:parent-style-name="Text_20_body">
      <style:text-properties officeooo:rsid="0080748b" officeooo:paragraph-rsid="00821766"/>
    </style:style>
    <style:style style:name="P136" style:family="paragraph" style:parent-style-name="Text_20_body">
      <style:text-properties officeooo:rsid="00843edc" officeooo:paragraph-rsid="00843edc"/>
    </style:style>
    <style:style style:name="P137" style:family="paragraph" style:parent-style-name="Heading_20_2">
      <style:text-properties officeooo:rsid="00168044" officeooo:paragraph-rsid="00168044"/>
    </style:style>
    <style:style style:name="P138" style:family="paragraph" style:parent-style-name="Heading_20_2">
      <style:text-properties officeooo:rsid="005ceb16" officeooo:paragraph-rsid="005e14dd"/>
    </style:style>
    <style:style style:name="P139" style:family="paragraph" style:parent-style-name="Heading_20_2">
      <style:text-properties officeooo:rsid="005e14dd" officeooo:paragraph-rsid="005e14dd"/>
    </style:style>
    <style:style style:name="P140" style:family="paragraph" style:parent-style-name="Heading_20_2">
      <style:text-properties officeooo:rsid="006a3fa5" officeooo:paragraph-rsid="006a3fa5"/>
    </style:style>
    <style:style style:name="P141" style:family="paragraph" style:parent-style-name="Heading_20_1">
      <style:text-properties officeooo:rsid="00168044" officeooo:paragraph-rsid="00168044"/>
    </style:style>
    <style:style style:name="P142" style:family="paragraph" style:parent-style-name="Preformatted_20_Text">
      <style:text-properties officeooo:paragraph-rsid="006bc7f8"/>
    </style:style>
    <style:style style:name="P143" style:family="paragraph" style:parent-style-name="Preformatted_20_Text">
      <style:text-properties fo:font-size="8pt" style:font-size-asian="8pt" style:font-size-complex="8pt"/>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Heading_20_3">
      <style:text-properties officeooo:paragraph-rsid="00409820"/>
    </style:style>
    <style:style style:name="P146" style:family="paragraph" style:parent-style-name="Contents_20_2">
      <style:paragraph-properties>
        <style:tab-stops>
          <style:tab-stop style:position="17.09cm" style:type="right" style:leader-style="dotted" style:leader-text="."/>
        </style:tab-stops>
      </style:paragraph-properties>
    </style:style>
    <style:style style:name="P147" style:family="paragraph" style:parent-style-name="Contents_20_3">
      <style:paragraph-properties>
        <style:tab-stops>
          <style:tab-stop style:position="16.591cm" style:type="right" style:leader-style="dotted" style:leader-text="."/>
        </style:tab-stops>
      </style:paragraph-properties>
    </style:style>
    <style:style style:name="P148" style:family="paragraph">
      <style:paragraph-properties fo:margin-left="0cm" fo:margin-right="0cm" fo:margin-top="0cm" fo:margin-bottom="0cm" fo:line-height="100%" fo:text-align="center" fo:text-indent="0cm" style:writing-mode="lr-tb">
        <style:tab-stops/>
      </style:paragraph-properties>
    </style:style>
    <style:style style:name="P149"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50" style:family="paragraph">
      <loext:graphic-properties draw:fill="solid"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729fc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indent="0cm" style:writing-mode="lr-tb">
        <style:tab-stops/>
      </style:paragraph-properties>
    </style:style>
    <style:style style:name="P15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54" style:family="paragraph">
      <loext:graphic-properties draw:fill="solid"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1119a5"/>
    </style:style>
    <style:style style:name="T2" style:family="text">
      <style:text-properties officeooo:rsid="00121944"/>
    </style:style>
    <style:style style:name="T3" style:family="text">
      <style:text-properties officeooo:rsid="0013fed5"/>
    </style:style>
    <style:style style:name="T4" style:family="text">
      <style:text-properties officeooo:rsid="00168044"/>
    </style:style>
    <style:style style:name="T5" style:family="text">
      <style:text-properties officeooo:rsid="001bf33f"/>
    </style:style>
    <style:style style:name="T6" style:family="text">
      <style:text-properties officeooo:rsid="001dbf1d"/>
    </style:style>
    <style:style style:name="T7" style:family="text">
      <style:text-properties officeooo:rsid="001de502"/>
    </style:style>
    <style:style style:name="T8" style:family="text">
      <style:text-properties officeooo:rsid="001ea77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a772"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6f7441" style:font-style-asian="italic" style:font-style-complex="italic"/>
    </style:style>
    <style:style style:name="T13" style:family="text">
      <style:text-properties fo:font-style="italic" officeooo:rsid="00821766"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8e9b4" style:font-style-asian="normal" style:font-style-complex="normal"/>
    </style:style>
    <style:style style:name="T16" style:family="text">
      <style:text-properties fo:font-style="normal" officeooo:rsid="002854c3" style:font-style-asian="normal" style:font-style-complex="normal"/>
    </style:style>
    <style:style style:name="T17" style:family="text">
      <style:text-properties fo:font-style="normal" officeooo:rsid="001bf33f" style:font-style-asian="normal" style:font-style-complex="normal"/>
    </style:style>
    <style:style style:name="T18" style:family="text">
      <style:text-properties fo:font-style="normal" officeooo:rsid="002aca05" style:font-style-asian="normal" style:font-style-complex="normal"/>
    </style:style>
    <style:style style:name="T19" style:family="text">
      <style:text-properties fo:font-style="normal" officeooo:rsid="0036ed3e" style:font-style-asian="normal" style:font-style-complex="normal"/>
    </style:style>
    <style:style style:name="T20" style:family="text">
      <style:text-properties fo:font-style="normal" officeooo:rsid="003b72cc" style:font-style-asian="normal" style:font-style-complex="normal"/>
    </style:style>
    <style:style style:name="T21" style:family="text">
      <style:text-properties fo:font-style="normal" officeooo:rsid="006a148c" style:font-style-asian="normal" style:font-style-complex="normal"/>
    </style:style>
    <style:style style:name="T22" style:family="text">
      <style:text-properties fo:font-style="normal" officeooo:rsid="006bc7f8" style:font-style-asian="normal" style:font-style-complex="normal"/>
    </style:style>
    <style:style style:name="T23" style:family="text">
      <style:text-properties fo:font-style="normal" officeooo:rsid="0061a369" style:font-style-asian="normal" style:font-style-complex="normal"/>
    </style:style>
    <style:style style:name="T24" style:family="text">
      <style:text-properties fo:font-style="normal" officeooo:rsid="006c9a73" style:font-style-asian="normal" style:font-style-complex="normal"/>
    </style:style>
    <style:style style:name="T25" style:family="text">
      <style:text-properties fo:font-style="normal" officeooo:rsid="007a4b41" style:font-style-asian="normal" style:font-style-complex="normal"/>
    </style:style>
    <style:style style:name="T26" style:family="text">
      <style:text-properties fo:font-style="normal" officeooo:rsid="0076d41c" style:font-style-asian="normal" style:font-style-complex="normal"/>
    </style:style>
    <style:style style:name="T27" style:family="text">
      <style:text-properties fo:font-style="normal" officeooo:rsid="00776004" style:font-style-asian="normal" style:font-style-complex="normal"/>
    </style:style>
    <style:style style:name="T28" style:family="text">
      <style:text-properties fo:font-style="normal" fo:font-weight="normal" officeooo:rsid="001ea772" style:font-style-asian="normal" style:font-weight-asian="normal" style:font-style-complex="normal" style:font-weight-complex="normal"/>
    </style:style>
    <style:style style:name="T29" style:family="text">
      <style:text-properties fo:font-style="normal" fo:font-weight="normal" officeooo:rsid="001f3977" style:font-style-asian="normal" style:font-weight-asian="normal" style:font-style-complex="normal" style:font-weight-complex="normal"/>
    </style:style>
    <style:style style:name="T30" style:family="text">
      <style:text-properties fo:font-style="normal" fo:font-weight="normal" officeooo:rsid="002676f6" style:font-style-asian="normal" style:font-weight-asian="normal" style:font-style-complex="normal" style:font-weight-complex="normal"/>
    </style:style>
    <style:style style:name="T31" style:family="text">
      <style:text-properties fo:font-style="normal" fo:font-weight="bold" officeooo:rsid="006bc7f8" style:font-style-asian="normal" style:font-weight-asian="bold" style:font-style-complex="normal" style:font-weight-complex="bold"/>
    </style:style>
    <style:style style:name="T32" style:family="text">
      <style:text-properties style:font-name="Liberation Mono" fo:font-size="10pt" fo:font-style="normal" fo:font-weight="normal" officeooo:rsid="001ea772"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style:font-size-asian="10pt" style:font-style-asian="normal" style:font-size-complex="10pt" style:font-style-complex="normal"/>
    </style:style>
    <style:style style:name="T34" style:family="text">
      <style:text-properties style:font-name="Liberation Mono" fo:font-size="10pt" fo:font-style="normal" officeooo:rsid="0028e9b4" style:font-size-asian="10pt" style:font-style-asian="normal" style:font-size-complex="10pt" style:font-style-complex="normal"/>
    </style:style>
    <style:style style:name="T35" style:family="text">
      <style:text-properties style:font-name="Liberation Mono" fo:font-size="10pt" fo:font-style="normal" officeooo:rsid="0036ed3e" style:font-size-asian="10pt" style:font-style-asian="normal" style:font-size-complex="10pt" style:font-style-complex="normal"/>
    </style:style>
    <style:style style:name="T36" style:family="text">
      <style:text-properties style:font-name="Liberation Mono" fo:font-size="10pt" fo:font-style="normal" officeooo:rsid="002854c3" style:font-size-asian="10pt" style:font-style-asian="normal" style:font-size-complex="10pt" style:font-style-complex="normal"/>
    </style:style>
    <style:style style:name="T37" style:family="text">
      <style:text-properties style:font-name="Liberation Mono" fo:font-size="10pt" fo:font-style="normal" officeooo:rsid="0068ea92" style:font-size-asian="10pt" style:font-style-asian="normal" style:font-size-complex="10pt" style:font-style-complex="normal"/>
    </style:style>
    <style:style style:name="T38" style:family="text">
      <style:text-properties style:font-name="Liberation Mono" fo:font-size="10pt" fo:font-style="normal" officeooo:rsid="006a148c" style:font-size-asian="10pt" style:font-style-asian="normal" style:font-size-complex="10pt" style:font-style-complex="normal"/>
    </style:style>
    <style:style style:name="T39" style:family="text">
      <style:text-properties style:font-name="Liberation Mono" fo:font-size="10pt" style:font-size-asian="10pt" style:font-size-complex="10pt"/>
    </style:style>
    <style:style style:name="T40" style:family="text">
      <style:text-properties style:font-name="Liberation Mono" fo:font-size="10pt" officeooo:rsid="002854c3" style:font-size-asian="10pt" style:font-size-complex="10pt"/>
    </style:style>
    <style:style style:name="T41" style:family="text">
      <style:text-properties style:font-name="Liberation Mono" fo:font-size="10pt" officeooo:rsid="0028e9b4" style:font-size-asian="10pt" style:font-size-complex="10pt"/>
    </style:style>
    <style:style style:name="T42" style:family="text">
      <style:text-properties style:font-name="Liberation Mono" fo:font-size="10pt" officeooo:rsid="00366aec" style:font-size-asian="10pt" style:font-size-complex="10pt"/>
    </style:style>
    <style:style style:name="T43" style:family="text">
      <style:text-properties style:font-name="Liberation Mono" fo:font-size="10pt" officeooo:rsid="003b72cc" style:font-size-asian="10pt" style:font-size-complex="10pt"/>
    </style:style>
    <style:style style:name="T44" style:family="text">
      <style:text-properties style:font-name="Liberation Mono" fo:font-size="10pt" officeooo:rsid="00491a52" style:font-size-asian="10pt" style:font-size-complex="10pt"/>
    </style:style>
    <style:style style:name="T45" style:family="text">
      <style:text-properties style:font-name="Liberation Mono" fo:font-size="10pt" officeooo:rsid="006183a5" style:font-size-asian="10pt" style:font-size-complex="10pt"/>
    </style:style>
    <style:style style:name="T46" style:family="text">
      <style:text-properties style:font-name="Liberation Mono" fo:font-size="10pt" officeooo:rsid="0064bd3c" style:font-size-asian="10pt" style:font-size-complex="10pt"/>
    </style:style>
    <style:style style:name="T47" style:family="text">
      <style:text-properties style:font-name="Liberation Mono" fo:font-size="10pt" officeooo:rsid="0068ea92" style:font-size-asian="10pt" style:font-size-complex="10pt"/>
    </style:style>
    <style:style style:name="T48" style:family="text">
      <style:text-properties style:font-name="Liberation Mono" fo:font-size="10pt" fo:font-style="italic" style:font-size-asian="10pt" style:font-style-asian="italic" style:font-size-complex="10pt" style:font-style-complex="italic"/>
    </style:style>
    <style:style style:name="T49" style:family="text">
      <style:text-properties style:font-name="Liberation Sans" fo:font-size="10pt" officeooo:rsid="0028e9b4" style:font-size-asian="10pt" style:font-size-complex="10pt"/>
    </style:style>
    <style:style style:name="T50" style:family="text">
      <style:text-properties style:font-name="Liberation Sans" fo:font-size="10pt" officeooo:rsid="0034996b" style:font-size-asian="10pt" style:font-size-complex="10pt"/>
    </style:style>
    <style:style style:name="T51" style:family="text">
      <style:text-properties style:font-name="Liberation Serif" fo:font-size="12pt" fo:font-style="normal" fo:font-weight="normal" officeooo:rsid="001bf33f"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1de502"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1f3977" style:font-size-asian="12pt" style:font-style-asian="normal" style:font-weight-asian="normal" style:font-size-complex="12pt" style:font-style-complex="normal" style:font-weight-complex="normal"/>
    </style:style>
    <style:style style:name="T54" style:family="text">
      <style:text-properties style:font-name="Liberation Serif" fo:font-size="12pt" style:font-size-asian="12pt" style:font-size-complex="12pt"/>
    </style:style>
    <style:style style:name="T55" style:family="text">
      <style:text-properties style:font-name="Liberation Serif" fo:font-size="12pt" officeooo:rsid="00409820" style:font-size-asian="12pt" style:font-size-complex="12pt"/>
    </style:style>
    <style:style style:name="T56" style:family="text">
      <style:text-properties officeooo:rsid="002854c3"/>
    </style:style>
    <style:style style:name="T57" style:family="text">
      <style:text-properties officeooo:rsid="0028e9b4"/>
    </style:style>
    <style:style style:name="T58" style:family="text">
      <style:text-properties officeooo:rsid="002aca05"/>
    </style:style>
    <style:style style:name="T59" style:family="text">
      <style:text-properties officeooo:rsid="002ae8ef"/>
    </style:style>
    <style:style style:name="T60" style:family="text">
      <style:text-properties officeooo:rsid="00329c04"/>
    </style:style>
    <style:style style:name="T61" style:family="text">
      <style:text-properties officeooo:rsid="0034996b"/>
    </style:style>
    <style:style style:name="T62" style:family="text">
      <style:text-properties officeooo:rsid="00366aec"/>
    </style:style>
    <style:style style:name="T63" style:family="text">
      <style:text-properties fo:font-size="8pt" style:font-size-asian="8pt" style:font-size-complex="8pt"/>
    </style:style>
    <style:style style:name="T64" style:family="text">
      <style:text-properties fo:font-size="8pt" officeooo:rsid="0046e9f4" style:font-size-asian="8pt" style:font-size-complex="8pt"/>
    </style:style>
    <style:style style:name="T65" style:family="text">
      <style:text-properties fo:font-size="8pt" officeooo:rsid="00776004" style:font-size-asian="8pt" style:font-size-complex="8pt"/>
    </style:style>
    <style:style style:name="T66" style:family="text">
      <style:text-properties fo:font-size="8pt" officeooo:rsid="0078d6a0" style:font-size-asian="8pt" style:font-size-complex="8pt"/>
    </style:style>
    <style:style style:name="T67" style:family="text">
      <style:text-properties officeooo:rsid="003b72cc"/>
    </style:style>
    <style:style style:name="T68" style:family="text">
      <style:text-properties officeooo:rsid="003bf143"/>
    </style:style>
    <style:style style:name="T69" style:family="text">
      <style:text-properties officeooo:rsid="003d8769"/>
    </style:style>
    <style:style style:name="T70" style:family="text">
      <style:text-properties officeooo:rsid="00405f5b"/>
    </style:style>
    <style:style style:name="T71" style:family="text">
      <style:text-properties officeooo:rsid="00409820"/>
    </style:style>
    <style:style style:name="T72" style:family="text">
      <style:text-properties officeooo:rsid="00476488"/>
    </style:style>
    <style:style style:name="T73" style:family="text">
      <style:text-properties officeooo:rsid="0047a4fa"/>
    </style:style>
    <style:style style:name="T74" style:family="text">
      <style:text-properties officeooo:rsid="00491a52"/>
    </style:style>
    <style:style style:name="T75" style:family="text">
      <style:text-properties officeooo:rsid="004a8193"/>
    </style:style>
    <style:style style:name="T76" style:family="text">
      <style:text-properties officeooo:rsid="004af752"/>
    </style:style>
    <style:style style:name="T77" style:family="text">
      <style:text-properties officeooo:rsid="004bfdc3"/>
    </style:style>
    <style:style style:name="T78" style:family="text">
      <style:text-properties officeooo:rsid="004f491b"/>
    </style:style>
    <style:style style:name="T79" style:family="text">
      <style:text-properties officeooo:rsid="004fd5b6"/>
    </style:style>
    <style:style style:name="T80" style:family="text">
      <style:text-properties officeooo:rsid="0050c870"/>
    </style:style>
    <style:style style:name="T81" style:family="text">
      <style:text-properties officeooo:rsid="0051b8a2"/>
    </style:style>
    <style:style style:name="T82" style:family="text">
      <style:text-properties officeooo:rsid="005340fa"/>
    </style:style>
    <style:style style:name="T83" style:family="text">
      <style:text-properties officeooo:rsid="00553d21"/>
    </style:style>
    <style:style style:name="T84" style:family="text">
      <style:text-properties officeooo:rsid="00553f22"/>
    </style:style>
    <style:style style:name="T85" style:family="text">
      <style:text-properties officeooo:rsid="005694e2"/>
    </style:style>
    <style:style style:name="T86" style:family="text">
      <style:text-properties officeooo:rsid="001f3977"/>
    </style:style>
    <style:style style:name="T87" style:family="text">
      <style:text-properties officeooo:rsid="005ceb16"/>
    </style:style>
    <style:style style:name="T88" style:family="text">
      <style:text-properties officeooo:rsid="005dbca5"/>
    </style:style>
    <style:style style:name="T89" style:family="text">
      <style:text-properties officeooo:rsid="005e14dd"/>
    </style:style>
    <style:style style:name="T90" style:family="text">
      <style:text-properties officeooo:rsid="005e3e0e"/>
    </style:style>
    <style:style style:name="T91" style:family="text">
      <style:text-properties officeooo:rsid="005fa286"/>
    </style:style>
    <style:style style:name="T92" style:family="text">
      <style:text-properties style:font-name="Liberation Mono" fo:font-size="10pt" style:font-size-asian="10pt" style:font-size-complex="10pt"/>
    </style:style>
    <style:style style:name="T93" style:family="text">
      <style:text-properties style:font-name="Liberation Mono" fo:font-size="10pt" officeooo:rsid="005fa286" style:font-size-asian="10pt" style:font-size-complex="10pt"/>
    </style:style>
    <style:style style:name="T94" style:family="text">
      <style:text-properties style:font-name="Liberation Mono" fo:font-size="10pt" officeooo:rsid="001f3977" style:font-size-asian="10pt" style:font-size-complex="10pt"/>
    </style:style>
    <style:style style:name="T95" style:family="text">
      <style:text-properties style:font-name="Liberation Mono" fo:font-size="10pt" officeooo:rsid="0065ade7" style:font-size-asian="10pt" style:font-size-complex="10pt"/>
    </style:style>
    <style:style style:name="T96" style:family="text">
      <style:text-properties style:font-name="Liberation Mono" fo:font-size="10pt" officeooo:rsid="002854c3" style:font-size-asian="10pt" style:font-size-complex="10pt"/>
    </style:style>
    <style:style style:name="T97" style:family="text">
      <style:text-properties style:font-name="Liberation Mono" fo:font-size="10pt" officeooo:rsid="006dd0cb" style:font-size-asian="10pt" style:font-size-complex="10pt"/>
    </style:style>
    <style:style style:name="T98" style:family="text">
      <style:text-properties style:font-name="Liberation Mono" fo:font-size="10pt" officeooo:rsid="0070a0fa" style:font-size-asian="10pt" style:font-size-complex="10pt"/>
    </style:style>
    <style:style style:name="T99" style:family="text">
      <style:text-properties style:font-name="Liberation Mono" fo:font-size="10pt" fo:font-style="normal" style:font-size-asian="10pt" style:font-style-asian="normal" style:font-size-complex="10pt" style:font-style-complex="normal"/>
    </style:style>
    <style:style style:name="T100" style:family="text">
      <style:text-properties style:font-name="Liberation Mono" fo:font-size="10pt" fo:font-style="normal" officeooo:rsid="0065ade7" style:font-size-asian="10pt" style:font-style-asian="normal" style:font-size-complex="10pt" style:font-style-complex="normal"/>
    </style:style>
    <style:style style:name="T101" style:family="text">
      <style:text-properties style:font-name="Liberation Mono" fo:font-size="10pt" fo:font-style="normal" officeooo:rsid="006a148c" style:font-size-asian="10pt" style:font-style-asian="normal" style:font-size-complex="10pt" style:font-style-complex="normal"/>
    </style:style>
    <style:style style:name="T102" style:family="text">
      <style:text-properties style:font-name="Liberation Mono" fo:font-size="10pt" fo:font-style="normal" officeooo:rsid="006bc7f8" style:font-size-asian="10pt" style:font-style-asian="normal" style:font-size-complex="10pt" style:font-style-complex="normal"/>
    </style:style>
    <style:style style:name="T103" style:family="text">
      <style:text-properties style:font-name="Liberation Mono" fo:font-size="9pt" officeooo:rsid="006f7441" style:font-size-asian="9pt" style:font-size-complex="9pt"/>
    </style:style>
    <style:style style:name="T104" style:family="text">
      <style:text-properties fo:font-weight="bold" style:font-weight-asian="bold" style:font-weight-complex="bold"/>
    </style:style>
    <style:style style:name="T105" style:family="text">
      <style:text-properties fo:font-weight="bold" officeooo:rsid="0065ade7" style:font-weight-asian="bold" style:font-weight-complex="bold"/>
    </style:style>
    <style:style style:name="T106" style:family="text">
      <style:text-properties fo:font-weight="bold" officeooo:rsid="006c9a73" style:font-weight-asian="bold" style:font-weight-complex="bold"/>
    </style:style>
    <style:style style:name="T107" style:family="text">
      <style:text-properties officeooo:rsid="006065a3"/>
    </style:style>
    <style:style style:name="T108" style:family="text">
      <style:text-properties officeooo:rsid="0061a369"/>
    </style:style>
    <style:style style:name="T109" style:family="text">
      <style:text-properties officeooo:rsid="0064bd3c"/>
    </style:style>
    <style:style style:name="T110" style:family="text">
      <style:text-properties officeooo:rsid="0065ade7"/>
    </style:style>
    <style:style style:name="T111" style:family="text">
      <style:text-properties officeooo:rsid="006662f0"/>
    </style:style>
    <style:style style:name="T112" style:family="text">
      <style:text-properties style:font-name="Liberation Serif"/>
    </style:style>
    <style:style style:name="T113" style:family="text">
      <style:text-properties style:font-name="Liberation Serif" officeooo:rsid="006662f0"/>
    </style:style>
    <style:style style:name="T114" style:family="text">
      <style:text-properties style:font-name="Liberation Serif" fo:font-style="normal" officeooo:rsid="0065ade7" style:font-style-asian="normal" style:font-style-complex="normal"/>
    </style:style>
    <style:style style:name="T115" style:family="text">
      <style:text-properties style:font-name="Liberation Serif" officeooo:rsid="006763e9"/>
    </style:style>
    <style:style style:name="T116" style:family="text">
      <style:text-properties style:font-name="Liberation Serif" officeooo:rsid="00679407"/>
    </style:style>
    <style:style style:name="T117" style:family="text">
      <style:text-properties officeooo:rsid="006a148c"/>
    </style:style>
    <style:style style:name="T118" style:family="text">
      <style:text-properties officeooo:rsid="006c9a73"/>
    </style:style>
    <style:style style:name="T119" style:family="text">
      <style:text-properties style:font-name="Liberation Sans" fo:font-size="10pt" fo:font-style="normal" officeooo:rsid="006a148c" style:font-size-asian="10pt" style:font-style-asian="normal" style:font-size-complex="10pt" style:font-style-complex="normal"/>
    </style:style>
    <style:style style:name="T120" style:family="text">
      <style:text-properties style:font-name="Liberation Sans" fo:font-size="10pt" officeooo:rsid="006f7441" style:font-size-asian="10pt" style:font-size-complex="10pt"/>
    </style:style>
    <style:style style:name="T121" style:family="text">
      <style:text-properties officeooo:rsid="006dd0cb"/>
    </style:style>
    <style:style style:name="T122" style:family="text">
      <style:text-properties fo:font-weight="normal" style:font-weight-asian="normal" style:font-weight-complex="normal"/>
    </style:style>
    <style:style style:name="T123" style:family="text">
      <style:text-properties officeooo:rsid="006f7441"/>
    </style:style>
    <style:style style:name="T124" style:family="text">
      <style:text-properties officeooo:rsid="0070a0fa"/>
    </style:style>
    <style:style style:name="T125" style:family="text">
      <style:text-properties officeooo:rsid="0072c1f3"/>
    </style:style>
    <style:style style:name="T126" style:family="text">
      <style:text-properties officeooo:rsid="0073ada3"/>
    </style:style>
    <style:style style:name="T127" style:family="text">
      <style:text-properties officeooo:rsid="00776004"/>
    </style:style>
    <style:style style:name="T128" style:family="text">
      <style:text-properties officeooo:rsid="0078d6a0"/>
    </style:style>
    <style:style style:name="T129" style:family="text">
      <style:text-properties officeooo:rsid="007a7257"/>
    </style:style>
    <style:style style:name="T130" style:family="text">
      <style:text-properties officeooo:rsid="007c6482"/>
    </style:style>
    <style:style style:name="T131" style:family="text">
      <style:text-properties officeooo:rsid="007c930b"/>
    </style:style>
    <style:style style:name="T132" style:family="text">
      <style:text-properties officeooo:rsid="00821766"/>
    </style:style>
    <style:style style:name="T13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1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1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12"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1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cm" fo:min-width="2.95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1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6"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9"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20"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21"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94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23"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0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25"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26"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0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29"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30"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0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0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32"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33"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34"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35"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3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7cm" fo:min-width="2.95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3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29cm" fo:min-width="1.22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38"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39"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1cm" fo:padding-top="0.125cm" fo:padding-bottom="0.125cm" fo:padding-left="0.25cm" fo:padding-right="0.25cm" draw:shadow="hidden" draw:shadow-offset-x="0.199cm" draw:shadow-offset-y="0.199cm" draw:shadow-color="#808080" style:run-through="foreground"/>
    </style:style>
    <style:style style:name="gr33" style:family="graphic">
      <style:graphic-properties style:run-through="foreground"/>
    </style:style>
    <style:style style:name="gr34" style:family="graphic">
      <style:graphic-properties draw:stroke="solid" draw:stroke-dash="Dashed_20__28_var_29__20_40"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41"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42"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43"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2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50"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51"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52"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53"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ckup and Restore Syste<text:span text:style-name="T85">m</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144"><text:a xlink:type="simple" xlink:href="#__RefHeading___Toc141_3882669839" text:style-name="Index_20_Link" text:visited-style-name="Index_20_Link">Short Summary<text:tab/>2</text:a></text:p>
          <text:p text:style-name="P144"><text:a xlink:type="simple" xlink:href="#__RefHeading___Toc143_3882669839" text:style-name="Index_20_Link" text:visited-style-name="Index_20_Link">Intended use of this document<text:tab/>2</text:a></text:p>
          <text:p text:style-name="P144"><text:a xlink:type="simple" xlink:href="#__RefHeading___Toc145_3882669839" text:style-name="Index_20_Link" text:visited-style-name="Index_20_Link">Status<text:tab/>2</text:a></text:p>
          <text:p text:style-name="P144"><text:a xlink:type="simple" xlink:href="#__RefHeading___Toc147_3882669839" text:style-name="Index_20_Link" text:visited-style-name="Index_20_Link">Design principles<text:tab/>3</text:a></text:p>
          <text:p text:style-name="P146"><text:a xlink:type="simple" xlink:href="#__RefHeading___Toc615_1761658470" text:style-name="Index_20_Link" text:visited-style-name="Index_20_Link">Terms used<text:tab/>3</text:a></text:p>
          <text:p text:style-name="P146"><text:a xlink:type="simple" xlink:href="#__RefHeading___Toc1391_1233367338" text:style-name="Index_20_Link" text:visited-style-name="Index_20_Link">The phases of a backup<text:tab/>3</text:a></text:p>
          <text:p text:style-name="P146"><text:a xlink:type="simple" xlink:href="#__RefHeading___Toc617_1761658470" text:style-name="Index_20_Link" text:visited-style-name="Index_20_Link">The backup restore<text:tab/>4</text:a></text:p>
          <text:p text:style-name="P146"><text:a xlink:type="simple" xlink:href="#__RefHeading___Toc149_3882669839" text:style-name="Index_20_Link" text:visited-style-name="Index_20_Link">Gluster and gluster snapshots<text:tab/>4</text:a></text:p>
          <text:p text:style-name="P146"><text:a xlink:type="simple" xlink:href="#__RefHeading___Toc151_3882669839" text:style-name="Index_20_Link" text:visited-style-name="Index_20_Link">Logical volume based local storage<text:tab/>5</text:a></text:p>
          <text:p text:style-name="P146"><text:a xlink:type="simple" xlink:href="#__RefHeading___Toc153_3882669839" text:style-name="Index_20_Link" text:visited-style-name="Index_20_Link">ZFS Backup Target<text:tab/>5</text:a></text:p>
          <text:p text:style-name="P147"><text:a xlink:type="simple" xlink:href="#__RefHeading___Toc637_1761658470" text:style-name="Index_20_Link" text:visited-style-name="Index_20_Link">Possible week points<text:tab/>6</text:a></text:p>
          <text:p text:style-name="P146"><text:a xlink:type="simple" xlink:href="#__RefHeading___Toc155_3882669839" text:style-name="Index_20_Link" text:visited-style-name="Index_20_Link">Rsync<text:tab/>6</text:a></text:p>
          <text:p text:style-name="P147"><text:a xlink:type="simple" xlink:href="#__RefHeading___Toc619_1761658470" text:style-name="Index_20_Link" text:visited-style-name="Index_20_Link">Possible problems with performance<text:tab/>7</text:a></text:p>
          <text:p text:style-name="P146"><text:a xlink:type="simple" xlink:href="#__RefHeading___Toc157_3882669839" text:style-name="Index_20_Link" text:visited-style-name="Index_20_Link">SSH and parallel ssh<text:tab/>7</text:a></text:p>
          <text:p text:style-name="P147"><text:a xlink:type="simple" xlink:href="#__RefHeading___Toc621_1761658470" text:style-name="Index_20_Link" text:visited-style-name="Index_20_Link">Introduce more parallelism to speed up backups<text:tab/>7</text:a></text:p>
          <text:p text:style-name="P146"><text:a xlink:type="simple" xlink:href="#__RefHeading___Toc1418_1233367338" text:style-name="Index_20_Link" text:visited-style-name="Index_20_Link">The backup structure<text:tab/>8</text:a></text:p>
          <text:p text:style-name="P146"><text:a xlink:type="simple" xlink:href="#__RefHeading___Toc1420_1233367338" text:style-name="Index_20_Link" text:visited-style-name="Index_20_Link">Backup portability<text:tab/>8</text:a></text:p>
          <text:p text:style-name="P147"><text:a xlink:type="simple" xlink:href="#__RefHeading___Toc1422_1233367338" text:style-name="Index_20_Link" text:visited-style-name="Index_20_Link">Procedure to restore production data in staging<text:tab/>8</text:a></text:p>
          <text:p text:style-name="P146"><text:a xlink:type="simple" xlink:href="#__RefHeading___Toc159_3882669839" text:style-name="Index_20_Link" text:visited-style-name="Index_20_Link">Security<text:tab/>9</text:a></text:p>
          <text:p text:style-name="P147"><text:a xlink:type="simple" xlink:href="#__RefHeading___Toc601_1761658470" text:style-name="Index_20_Link" text:visited-style-name="Index_20_Link">Remaining security issues to consider<text:tab/>12</text:a></text:p>
          <text:p text:style-name="P146"><text:a xlink:type="simple" xlink:href="#__RefHeading___Toc161_3882669839" text:style-name="Index_20_Link" text:visited-style-name="Index_20_Link">Docker Swarm integration<text:tab/>12</text:a></text:p>
          <text:p text:style-name="P146"><text:a xlink:type="simple" xlink:href="#__RefHeading___Toc163_3882669839" text:style-name="Index_20_Link" text:visited-style-name="Index_20_Link">Dependencies<text:tab/>13</text:a></text:p>
          <text:p text:style-name="P147"><text:a xlink:type="simple" xlink:href="#__RefHeading___Toc1426_1233367338" text:style-name="Index_20_Link" text:visited-style-name="Index_20_Link">Logging and supervision<text:tab/>13</text:a></text:p>
          <text:p text:style-name="P146"><text:a xlink:type="simple" xlink:href="#__RefHeading___Toc165_3882669839" text:style-name="Index_20_Link" text:visited-style-name="Index_20_Link">Ansible playbook integration<text:tab/>13</text:a></text:p>
          <text:p text:style-name="P147"><text:a xlink:type="simple" xlink:href="#__RefHeading___Toc167_3882669839" text:style-name="Index_20_Link" text:visited-style-name="Index_20_Link">1. The backup director virtual machine<text:tab/>14</text:a></text:p>
          <text:p text:style-name="P147"><text:a xlink:type="simple" xlink:href="#__RefHeading___Toc639_1761658470" text:style-name="Index_20_Link" text:visited-style-name="Index_20_Link">2. Backup operator user<text:tab/>15</text:a></text:p>
          <text:p text:style-name="P147"><text:a xlink:type="simple" xlink:href="#__RefHeading___Toc171_3882669839" text:style-name="Index_20_Link" text:visited-style-name="Index_20_Link"><text:span text:style-name="T14">3. The b</text:span></text:a><text:a xlink:type="simple" xlink:href="#__RefHeading___Toc171_3882669839" text:style-name="Index_20_Link" text:visited-style-name="Index_20_Link"><text:span text:style-name="T14">ackup target </text:span></text:a><text:a xlink:type="simple" xlink:href="#__RefHeading___Toc171_3882669839" text:style-name="Index_20_Link" text:visited-style-name="Index_20_Link"><text:span text:style-name="T14">node</text:span></text:a><text:a xlink:type="simple" xlink:href="#__RefHeading___Toc171_3882669839" text:style-name="Index_20_Link" text:visited-style-name="Index_20_Link"><text:tab/>15</text:a></text:p>
          <text:p text:style-name="P147"><text:a xlink:type="simple" xlink:href="#__RefHeading___Toc173_3882669839" text:style-name="Index_20_Link" text:visited-style-name="Index_20_Link">4. Docker swarm control<text:tab/>17</text:a></text:p>
          <text:p text:style-name="P147"><text:a xlink:type="simple" xlink:href="#__RefHeading___Toc175_3882669839" text:style-name="Index_20_Link" text:visited-style-name="Index_20_Link"><text:span text:style-name="T14">5. The </text:span></text:a><text:a xlink:type="simple" xlink:href="#__RefHeading___Toc175_3882669839" text:style-name="Index_20_Link" text:visited-style-name="Index_20_Link"><text:span text:style-name="T14">backup source nodes</text:span></text:a><text:a xlink:type="simple" xlink:href="#__RefHeading___Toc175_3882669839" text:style-name="Index_20_Link" text:visited-style-name="Index_20_Link"><text:tab/>17</text:a></text:p>
          <text:p text:style-name="P144"><text:a xlink:type="simple" xlink:href="#__RefHeading___Toc177_3882669839" text:style-name="Index_20_Link" text:visited-style-name="Index_20_Link">Operations reference<text:tab/>18</text:a></text:p>
          <text:p text:style-name="P147"><text:a xlink:type="simple" xlink:href="#__RefHeading___Toc623_1761658470" text:style-name="Index_20_Link" text:visited-style-name="Index_20_Link">To access backup operations<text:tab/>18</text:a></text:p>
          <text:p text:style-name="P147"><text:a xlink:type="simple" xlink:href="#__RefHeading___Toc625_1761658470" text:style-name="Index_20_Link" text:visited-style-name="Index_20_Link">To list existing backup operations<text:tab/>18</text:a></text:p>
          <text:p text:style-name="P147"><text:a xlink:type="simple" xlink:href="#__RefHeading___Toc627_1761658470" text:style-name="Index_20_Link" text:visited-style-name="Index_20_Link">To run a backup<text:tab/>18</text:a></text:p>
          <text:p text:style-name="P147"><text:a xlink:type="simple" xlink:href="#__RefHeading___Toc629_1761658470" text:style-name="Index_20_Link" text:visited-style-name="Index_20_Link"><text:s/>To list existing backups<text:tab/>18</text:a></text:p>
          <text:p text:style-name="P147"><text:a xlink:type="simple" xlink:href="#__RefHeading___Toc631_1761658470" text:style-name="Index_20_Link" text:visited-style-name="Index_20_Link">To restore backups<text:tab/>19</text:a></text:p>
          <text:p text:style-name="P147"><text:a xlink:type="simple" xlink:href="#__RefHeading___Toc633_1761658470" text:style-name="Index_20_Link" text:visited-style-name="Index_20_Link">Pausing and unpausing docker containers<text:tab/>19</text:a></text:p>
          <text:p text:style-name="P146"><text:a xlink:type="simple" xlink:href="#__RefHeading___Toc635_1761658470" text:style-name="Index_20_Link" text:visited-style-name="Index_20_Link">Automating backup<text:tab/>19</text:a></text:p>
          <text:p text:style-name="P144"><text:a xlink:type="simple" xlink:href="#__RefHeading___Toc179_3882669839" text:style-name="Index_20_Link" text:visited-style-name="Index_20_Link">Way forward – remaining issues<text:tab/>20</text:a></text:p>
          <text:p text:style-name="P146"><text:a xlink:type="simple" xlink:href="#__RefHeading___Toc1440_1233367338" text:style-name="Index_20_Link" text:visited-style-name="Index_20_Link">Off site backup replication<text:tab/>20</text:a></text:p>
          <text:p text:style-name="P146"><text:a xlink:type="simple" xlink:href="#__RefHeading___Toc1442_1233367338" text:style-name="Index_20_Link" text:visited-style-name="Index_20_Link">Performance<text:tab/>21</text:a></text:p>
          <text:p text:style-name="P144"><text:a xlink:type="simple" xlink:href="#__RefHeading___Toc181_3882669839" text:style-name="Index_20_Link" text:visited-style-name="Index_20_Link">Overview reference<text:tab/>22</text:a></text:p>
          <text:p text:style-name="P144"><text:a xlink:type="simple" xlink:href="#__RefHeading___Toc1444_1233367338" text:style-name="Index_20_Link" text:visited-style-name="Index_20_Link">Acknowledgment<text:tab/>23</text:a></text:p>
        </text:index-body>
      </text:table-of-content>
      <text:h text:style-name="Heading_20_1" text:outline-level="1"><text:bookmark-start text:name="__RefHeading___Toc141_3882669839"/><text:soft-page-break/>Short Summary<text:bookmark-end text:name="__RefHeading___Toc141_3882669839"/></text:h>
      <text:p text:style-name="P1">The backup and restore system is part of the SBDI deployment platform. It provides the <text:span text:style-name="T2">following primary services:</text:span></text:p>
      <text:p text:style-name="P1">1. Saving a complete and consistent snapshot of all data and configuration of the SBDI system at a given point in time.</text:p>
      <text:p text:style-name="P1">2. Restoring any such snapshot of all data and configuration to a running deployment</text:p>
      <text:p text:style-name="P1"/>
      <text:p text:style-name="P1">In other words, if backups are run regularly, in case of for instance a fatal disaster the last, or any valid backup, may be restored and operations may continue from the state that was present at the backup.</text:p>
      <text:p text:style-name="P1"/>
      <text:p text:style-name="P2">Secondary services also provided by the backup system are:<text:line-break/>1. Off site backup replication, i.e. all backups are not only stored on the deployment system but synchronized off site.</text:p>
      <text:p text:style-name="P3">2. <text:span text:style-name="T3">Partial restore of a specific service, like Word Press, email or a specific database.<text:line-break/>3. Restore to another deployment which is intended to be used to transfer production data to a test deployment or to another deployment in case SBDI has to be moved.</text:span></text:p>
      <text:p text:style-name="P3"/>
      <text:p text:style-name="P8">A key factor important to understanding the backup and restore system is that it is designed <text:s/>from the ground up to be a part of the SBDI deployment platform. It is deployed by an Ansible playbook based on the same inventory information that is used to deploy the platform itself. Consequently, apart from backup storage volume size, no configuration specific to the backup and restore system is needed. Also the <text:s/>SBDI deployment platform is designed <text:span text:style-name="T85">from the beginning </text:span>to work optimally with the backup system. This applies to such things as name conventions, where data is placed, network setup, which file systems are used etc. </text:p>
      <text:p text:style-name="P3"/>
      <text:p text:style-name="P4">Also the <text:span text:style-name="T1">backup and restore system </text:span>is designed making full use of the fact that SBDI is dockerized. For instance the system uses docker pause and resume in order to ensure the integrity and consistency of backup data. Also the system will manage the docker swarm when backups are restored <text:span text:style-name="T59">in order </text:span>to ensure the integrity and consistency of backup data.</text:p>
      <text:p text:style-name="P6"/>
      <text:h text:style-name="Heading_20_1" text:outline-level="1"><text:bookmark-start text:name="__RefHeading___Toc143_3882669839"/>Intended use of this document<text:bookmark-end text:name="__RefHeading___Toc143_3882669839"/></text:h>
      <text:p text:style-name="P7">The intended use of this document is that a reasonably experienced Linux systems administrator should be able to fully understand how the Backup and Restore system is designed, installed, maintained and how it may be operated and further developed. </text:p>
      <text:h text:style-name="Heading_20_1" text:outline-level="1"><text:bookmark-start text:name="__RefHeading___Toc145_3882669839"/>Status <text:bookmark-end text:name="__RefHeading___Toc145_3882669839"/></text:h>
      <text:p text:style-name="P4"/>
      <text:p text:style-name="P5">As of September 2022 primary services are fully implemented and tested (with sample data) and ready for automated use.<text:line-break/>Secondary services, <text:span text:style-name="T4">except off site replication,</text:span> are implemented, <text:span text:style-name="T4">not fully tested</text:span> <text:span text:style-name="T4">and</text:span> <text:span text:style-name="T4">not automated. In order to use those functions initiated manual operations are required. <text:s/>Off site replication is based on ZFS replication and thus implemented but, as of now, needs to be configured and setup manually.</text:span></text:p>
      <text:p text:style-name="P1"/>
      <text:h text:style-name="P141" text:outline-level="1"><text:bookmark-start text:name="__RefHeading___Toc147_3882669839"/><text:soft-page-break/>Design principles<text:bookmark-end text:name="__RefHeading___Toc147_3882669839"/></text:h>
      <text:p text:style-name="P10"><text:span text:style-name="T85">This</text:span> section <text:span text:style-name="T85">is intended to provide knowledge about how the</text:span> backup <text:span text:style-name="T85">and restore </text:span>system works and why <text:span text:style-name="T85">as well as on how to maintain it.</text:span><text:line-break/><text:span text:style-name="T85">Since the backup and restore system has not been fully deployed also possible future problems and how to resolve them are addressed. </text:span></text:p>
      <text:h text:style-name="P139" text:outline-level="2"><text:bookmark-start text:name="__RefHeading___Toc615_1761658470"/>Terms used<text:bookmark-end text:name="__RefHeading___Toc615_1761658470"/></text:h>
      <text:p text:style-name="P84">A backup <text:span text:style-name="T88">or a restore of a backup </text:span>is initiated and controlled by a <text:span text:style-name="T11">Backup Director Node</text:span>.</text:p>
      <text:p text:style-name="P84">Parties involved in the backup holding data are referred to as <text:span text:style-name="T11">Backup Source Nodes.</text:span></text:p>
      <text:p text:style-name="P84">Backup Source Nodes may either hold global data stored on Gluster (explained <text:s/>below) or hold local data stored on LVM (also explained below).</text:p>
      <text:p text:style-name="P85">The objective of a backup is to transfer/<text:span text:style-name="T88">synchronize</text:span> and store all data that is to be backed up from the Backup Source Nodes to a <text:span text:style-name="T11">Backup Target Node</text:span>. The data backed up should represent one instance in time, i.e. the data on the Backup Source Nodes should be somehow “frozen” at the same time and then transferred to the Backup <text:span text:style-name="T88">Target</text:span> Node. <text:span text:style-name="T88">If the data saved in a backup is a complete representation from one instance in time it may safely and successfully be restored resulting and operations may continue from the point in time the backup was taken.</text:span></text:p>
      <text:p text:style-name="P85"><text:span text:style-name="T88">The </text:span>Backup Target Node <text:span text:style-name="T88">holds a number of backups, that represent the sate of the system at the time the backups where taken. Backups stored on the </text:span>Backup Target Node <text:span text:style-name="T88">are stored incrementally, i.e. each backup are not stored completely and separately but rather the change from the last backup is stored. This procedure is essential in order to save space. Furthermore data stored on the <text:s/></text:span>Backup Target Node <text:span text:style-name="T88">is compressed to save space. In practice we can hold dozens of backups on a disk space probably less than what is used by the running system. Backups on the </text:span>Backup Target Node <text:span text:style-name="T88">are also stored in such a way that any one single backup may be accessed and restored to the running system. How this is implemented is covered below.</text:span></text:p>
      <text:p text:style-name="P86">The final node in a complete backup and restore system is the <text:span text:style-name="T11">Remote Backup Server</text:span>. The Remote Backup Server is running at a different <text:span text:style-name="T89">geographical </text:span>location so that its data is kept safe even if the <text:span text:style-name="T89">Backup Target Node </text:span>is <text:span text:style-name="T89">totally </text:span>destroyed. <text:span text:style-name="T89">The </text:span>Remote Backup Server <text:span text:style-name="T89">will hold exactly the same data as the Backup Target Node, i.e. data is synchronized/replicated. Since the <text:s/></text:span>Remote Backup Server <text:span text:style-name="T89">is remote data replication from the Backup Target Node is not instant but rather synchronized/replicated is an ongoing process.</text:span></text:p>
      <text:h text:style-name="P138" text:outline-level="2"><text:bookmark-start text:name="__RefHeading___Toc1391_1233367338"/>The phases of a backup<text:bookmark-end text:name="__RefHeading___Toc1391_1233367338"/></text:h>
      <text:list xml:id="list635888545" text:style-name="L5">
        <text:list-item>
          <text:p text:style-name="P87">The Backup Director will order Docker to pause all docker containers in the system </text:p>
        </text:list-item>
        <text:list-item>
          <text:p text:style-name="P87">The Backup Director will order, in parallel, all <text:s/><text:span text:style-name="T87">Backup Source Nodes </text:span>to create snapshots (frozen images) of data to backup. </text:p>
        </text:list-item>
        <text:list-item>
          <text:p text:style-name="P87"><text:soft-page-break/>The Backup Director will order Docker to unpause all docker containers in the system. This stage will be reached in a matter of seconds and from now on systems operations may go on uninterrupted. Users of the system will have experienced merely a short delay of a few seconds.</text:p>
        </text:list-item>
        <text:list-item>
          <text:p text:style-name="P88">The Backup Director will order all <text:s/><text:span text:style-name="T87">Backup Source Nodes </text:span>in sequence (one at a time) to synchronize there snapshot of data to the Backup Target. <text:span text:style-name="T90">This is the time and resource consuming stage of the backup. It may continue for hours but it does not interfere with the normal systems operations. </text:span></text:p>
        </text:list-item>
        <text:list-item>
          <text:p text:style-name="P90">When the synchronization is completed the Backup <text:span text:style-name="T89">Director </text:span>will order the <text:s/><text:span text:style-name="T89">Backup Target Node </text:span>to save all data (representing the complete backup) as a tagged complete backup, i.e. a ZFS snapshot (as explained below).</text:p>
        </text:list-item>
        <text:list-item>
          <text:p text:style-name="P90">Finally the <text:span text:style-name="T89">Backup Director will order, in parallel, all <text:s/>Backup Source Nodes to </text:span>remove<text:span text:style-name="T89"> </text:span>the <text:span text:style-name="T89">snapshots (frozen images) of data to backup.</text:span></text:p>
        </text:list-item>
      </text:list>
      <text:h text:style-name="Heading_20_2" text:outline-level="2"><text:bookmark-start text:name="__RefHeading___Toc617_1761658470"/>The backup restore<text:bookmark-end text:name="__RefHeading___Toc617_1761658470"/></text:h>
      <text:p text:style-name="P89">Before the restore of a backup all operations in the system must be terminated.</text:p>
      <text:p text:style-name="P89">The first step is to stop all Docker services system wide. There is command to do that available on the <text:span text:style-name="T89">Backup Director.</text:span></text:p>
      <text:p text:style-name="P89">The restore operation is conducted by the <text:s/><text:span text:style-name="T89">Backup Director </text:span>it will:</text:p>
      <text:list xml:id="list2924964555" text:style-name="L6">
        <text:list-item>
          <text:p text:style-name="P91">Order the <text:span text:style-name="T89">Backup Target </text:span>to activate the desired backup, i.e. locally mount it.</text:p>
        </text:list-item>
        <text:list-item>
          <text:p text:style-name="P91">Order the Backup Target to sequentially restore the data of each <text:span text:style-name="T87">Backup Source Node</text:span></text:p>
        </text:list-item>
        <text:list-item>
          <text:p text:style-name="P91">Finally <text:s/>the <text:s/><text:span text:style-name="T89">Backup Director </text:span>will order the <text:span text:style-name="T89">Backup Target </text:span>to deactivate the desired backup.</text:p>
        </text:list-item>
      </text:list>
      <text:p text:style-name="P89">When a backup has been restored all Docker services system wide should be restarted. There is command to do that available on the <text:span text:style-name="T89">Backup Director. </text:span>When Docker services have been restarted the system state should ideally have been restored to that of the backup.</text:p>
      <text:h text:style-name="P137" text:outline-level="2"><text:bookmark-start text:name="__RefHeading___Toc149_3882669839"/>Gluster and gluster snapshots<text:bookmark-end text:name="__RefHeading___Toc149_3882669839"/></text:h>
      <text:p text:style-name="P21">The deployment platform uses GlusterFS (https://docs.gluster.org/en/latest/) to store docker swarm images. <text:line-break/><text:span text:style-name="T74">There currently exists only one Gluster volume called </text:span><text:span text:style-name="T44">docker</text:span><text:span text:style-name="T74"> that is provided by the nodes </text:span><text:span text:style-name="T44">manager-[1..3]</text:span><text:span text:style-name="T74">. This gluster volume is mounted at </text:span><text:span text:style-name="T44">/docker</text:span><text:span text:style-name="T74"> on all host nodes of the docker swarm. In the filesystem mounted under /docker all SBDI docker volumes (except Cassandra and Solr) as well as configuration resides in a well defined directory structure.</text:span></text:p>
      <text:p text:style-name="P41">Thus by taking a snapshot of the docker Gluster volume and rsyncing it to the backup target node we may backup all SBDI containers <text:span text:style-name="T74">(except Cassandra and Solr) </text:span>in one strike.</text:p>
      <text:p text:style-name="P41"><text:soft-page-break/>To snapshot the Gluster volume we rely on Gluster (https://docs.gluster.org/en/main/Administrator-Guide/Managing-Snapshots/) thus <text:span text:style-name="T76">fore instance </text:span>we <text:span text:style-name="T76">have to </text:span>use thinly provisioned LVM <text:span text:style-name="T76">on the manager nodes.</text:span></text:p>
      <text:p text:style-name="P42">During backup a snapshot of the Gluster volume is taken on the <text:span text:style-name="T39">manager-1</text:span> node and mounted at <text:span text:style-name="T39">/gluster_backupsource</text:span> after rsyncing that filesystem to the backup target the snapshot is removed.</text:p>
      <text:p text:style-name="P42">It is worth pointing out that during the time of the rsync the Gluster snapshot will gradually take up more and more space as the SBDI system performs its task (backup does not interrupt operations). It is essential to make sure there is enough space on the <text:span text:style-name="T75">thinly provisioned LVM </text:span>backing device to support that growth. In essence it might not be a good idea to import or process a lot of new data into the system or make big changes during the rsync phase of the backup.</text:p>
      <text:h text:style-name="P137" text:outline-level="2"><text:bookmark-start text:name="__RefHeading___Toc151_3882669839"/>Logical volume based local storage<text:bookmark-end text:name="__RefHeading___Toc151_3882669839"/></text:h>
      <text:p text:style-name="P43"><text:span text:style-name="T4">The</text:span> <text:span text:style-name="T4">deployment platform uses LVM to store Cassandra and Solr data locally. The backup system makes use of that in order to backup that data.</text:span></text:p>
      <text:p text:style-name="P42">The local data for Cassandra and Solr <text:span text:style-name="T77">is kept on a logical volume called lv_docker_local that is mounted at /docker_local.</text:span></text:p>
      <text:p text:style-name="P44">During a backup the backup system will, using parallel ssh, take snapshots of the <text:s/>lv_docker_local volumes on all Cassandra and Solr nodes and mount the snapshots at /local_backupsource.</text:p>
      <text:p text:style-name="P44">After using rsync to synchronize the data under /local_backupsource to the backup target host the snapshots are unmounted and removed.</text:p>
      <text:p text:style-name="P44">Since parallel ssh is only parallel and not transactional all docker containers are paused in the entire SBDI system prior to taking the snapshots to ensure that all snapshots are a consistent representation of the data of the system at that time.</text:p>
      <text:p text:style-name="P44">As with the Gluster snapshots also LVM snapshots grow when the data changes on the filesystem they are derived from. Since backup does not interrupt SBDI system operations it is important to ensure that there is enough space on the device backing the LVM. It is therefore suggested that large imports of data sets or indexing operations are not undertaken during backup. <text:s/></text:p>
      <text:h text:style-name="Heading_20_2" text:outline-level="2"><text:bookmark-start text:name="__RefHeading___Toc153_3882669839"/>ZFS Backup Target<text:bookmark-end text:name="__RefHeading___Toc153_3882669839"/></text:h>
      <text:p text:style-name="P22">It is easy to confuse the term “backup target”. One might think of it as either the data that we intend to backup <text:s/>(probably the most natural association?) or the result of the backup procedure, i.e. the backup itself. <text:s/>We use the second alternative and thus with “backup target” we refer to the the desired result and representation of a backup.</text:p>
      <text:p text:style-name="P22">For backup storage ZFS <text:span text:style-name="T78">(</text:span><text:a xlink:type="simple" xlink:href="https://openzfs.org/wiki/System_Administration" text:style-name="Internet_20_link" text:visited-style-name="Visited_20_Internet_20_Link"><text:span text:style-name="T78">https://openzfs.org/wiki/System_Administration</text:span></text:a><text:span text:style-name="T78">) </text:span>and ZFS snapshots <text:span text:style-name="T78">and clones</text:span> <text:span text:style-name="T78">(</text:span><text:a xlink:type="simple" xlink:href="https://ubuntu.com/tutorials/using-zfs-snapshots-clones#1-overview" text:style-name="Internet_20_link" text:visited-style-name="Visited_20_Internet_20_Link"><text:span text:style-name="T78">https://ubuntu.com/tutorials/using-zfs-snapshots-clones#1-overview</text:span></text:a><text:span text:style-name="T78">) </text:span>in combination with high compression <text:span text:style-name="T79">(gzip-7)</text:span> are used.<text:line-break/><text:soft-page-break/><text:span text:style-name="T78">Piggy backing onto ZFS</text:span> <text:span text:style-name="T78">we will</text:span> <text:span text:style-name="T78">get</text:span> incremental backups <text:span text:style-name="T78">(snapshots)</text:span>, low disk usage <text:span text:style-name="T78">(high compression)</text:span>, data <text:span text:style-name="T78">synchronization (ZFS off site replication)</text:span> in combination with <text:span text:style-name="T78">proven</text:span> high grade data safekeeping for free. </text:p>
      <text:p text:style-name="P93">ZFS snapshots are used in order to earmark individual backups. </text:p>
      <text:h text:style-name="Heading_20_3" text:outline-level="3"><text:bookmark-start text:name="__RefHeading___Toc637_1761658470"/>Possible week points<text:bookmark-end text:name="__RefHeading___Toc637_1761658470"/></text:h>
      <text:p text:style-name="P45">Since the backup and restore system has not been tested with full SBDI data volumes it might be relevant if backups tend to be very slow that </text:p>
      <text:list xml:id="list1334204097" text:style-name="L1">
        <text:list-item>
          <text:p text:style-name="P64">High performance ZFS <text:s/>is <text:span text:style-name="T80">known to be </text:span>RAM and CPU hungry, the backup target node may have to be provided with more of those.</text:p>
        </text:list-item>
        <text:list-item>
          <text:p text:style-name="P65">Tuned ZFS that are performing large amounts of <text:span text:style-name="T80">synchronous</text:span> writes may benefit from a ZIL cache. <text:span text:style-name="T80">A backup does most likely involve a </text:span>large amounts of <text:span text:style-name="T80">synchronous</text:span> writes but a ZIL cache, i.e. a fast SSD may not be added in <text:span text:style-name="T80">the intended</text:span> Open Stack deployment. <text:span text:style-name="T80">How to handle this type of performance problem in this case has to be investigated.</text:span> </text:p>
        </text:list-item>
        <text:list-item>
          <text:p text:style-name="P66">The writer of this document has previous experience with performance degradation of ZFS in virtual machines when the disk is provided via network such as is the case both at SNIC and NRM. The use of ephemeral disk would probably be much better if performance turns out to be degraded. </text:p>
        </text:list-item>
      </text:list>
      <text:p text:style-name="P46">The above are examples of possible problems that may or may not occur. It is however a fair assumption that ZFS will be able to deliver good enough performance at lest for normal incremental day to day backups. <text:span text:style-name="T81">With a full scale first backup of ~ 5TB+ however things become more uncertain. </text:span>An alternative to ZFS <text:span text:style-name="T81">might</text:span> be btrfs <text:span text:style-name="T81">(</text:span><text:a xlink:type="simple" xlink:href="https://btrfs.wiki.kernel.org/index.php/Main_Page" text:style-name="Internet_20_link" text:visited-style-name="Visited_20_Internet_20_Link"><text:span text:style-name="T81">https://btrfs.wiki.kernel.org/index.php/Main_Page</text:span></text:a><text:span text:style-name="T81">) and might be a suggested option to try but to this point no other close match to our requirements with better performance are known to us. But in case of performance issues also other possible bottlenecks must be considered like rsync and network performance. <text:s text:c="2"/></text:span></text:p>
      <text:h text:style-name="Heading_20_2" text:outline-level="2"><text:bookmark-start text:name="__RefHeading___Toc155_3882669839"/>Rsync<text:bookmark-end text:name="__RefHeading___Toc155_3882669839"/></text:h>
      <text:p text:style-name="P26"><text:span text:style-name="T83">Backups make use of rsync in order to transfer data to the backup target server (</text:span><text:a xlink:type="simple" xlink:href="https://en.wikipedia.org/wiki/Rsync" text:style-name="Internet_20_link" text:visited-style-name="Visited_20_Internet_20_Link">https://en.wikipedia.org/wiki/Rsync</text:a><text:span text:style-name="T83">). On paper rsync is absolutely ideal for the intended use since it only transfers those files that has been changed which in normal SBDI case on a day to day basis is a tiny fraction of all files. </text:span></text:p>
      <text:p text:style-name="P67">SBDI is normally a “read only” system since big changes occurs only when new data sets are imported. This should make incremental daily backups based on rsync very fast. However since SBDI data consists of a very large quantity of small files success is not guarantied and it is important to test performance and consider tuning when the SBDI system is fully loaded with data.</text:p>
      <text:h text:style-name="Heading_20_3" text:outline-level="3"><text:bookmark-start text:name="__RefHeading___Toc619_1761658470"/><text:soft-page-break/>Possible problems with performance<text:bookmark-end text:name="__RefHeading___Toc619_1761658470"/></text:h>
      <text:p text:style-name="P68">Since we are running rsync over ssh all communication is encrypted. This is a good candidate bottleneck for performance. Following is just a couple of suggestions that may be tried if backups turns out to takes days in stead of hours:</text:p>
      <text:list xml:id="list3344288686" text:style-name="L2">
        <text:list-item>
          <text:p text:style-name="P69"><text:span text:style-name="T82">Use a lighter encryption algorithm, i.e.</text:span> like <text:span text:style-name="T39">-e "ssh -c arcfour".</text:span></text:p>
        </text:list-item>
        <text:list-item>
          <text:p text:style-name="P70">Do not use any encryption - for instance with HPN-SSH (<text:a xlink:type="simple" xlink:href="https://www.psc.edu/hpn-ssh-home/" text:style-name="Internet_20_link" text:visited-style-name="Visited_20_Internet_20_Link">https://www.psc.edu/hpn-ssh-home/</text:a>). This is should be acceptable since the internal network of the SBDI deployment platform is well protected.</text:p>
        </text:list-item>
        <text:list-item>
          <text:p text:style-name="P71">Consider removing <text:span text:style-name="T39">atime</text:span> from <text:span text:style-name="T91">snapshot </text:span>file systems mounts. <text:span text:style-name="T93">atime</text:span><text:span text:style-name="T91"> will most likely(?) impose a lot of network traffic in underlying OpenStack network file system layers. </text:span><text:s/></text:p>
        </text:list-item>
        <text:list-item>
          <text:p text:style-name="P71"><text:span text:style-name="T84">Consider </text:span>using rsync with --<text:span text:style-name="T91">whole-file</text:span> <text:span text:style-name="T84">option </text:span>or <text:span text:style-name="T84">possibly with </text:span>compression -<text:span text:style-name="T91">z</text:span>.</text:p>
        </text:list-item>
        <text:list-item>
          <text:p text:style-name="P72">Use jumbo frame, MTU <text:span text:style-name="T91">9000 </text:span>networking. </text:p>
        </text:list-item>
      </text:list>
      <text:p text:style-name="P47">It is important to realize that <text:span text:style-name="T104">accepting terrible performance should not be necessary</text:span>. The basic design should be able to perform well. Tuning it to swiftness however might <text:span text:style-name="T91">involve</text:span> <text:span text:style-name="T91">a lot of </text:span>systematic work. </text:p>
      <text:h text:style-name="Heading_20_2" text:outline-level="2"><text:bookmark-start text:name="__RefHeading___Toc157_3882669839"/>SSH and parallel ssh <text:bookmark-end text:name="__RefHeading___Toc157_3882669839"/></text:h>
      <text:p text:style-name="P48">The backup and restore system entirely relies on ssh in order to execute its distributed task. </text:p>
      <text:p text:style-name="P48">When taking and removing snapshots parallel ssh is used since all snapshots not only can easily but should ideally be be taken at the same instance in time in order to ensure the consistency of the backup.</text:p>
      <text:p text:style-name="P48">When syncing backup data from the snapshots to the backup target server these rsync tasks are performed in sequence. This is by design since it is reasonable to assume that running several rsync tasks in parallel against one backup target server will most likely slow down operations.</text:p>
      <text:p text:style-name="P48">Furthermore the rsync phase does not have to be performed in a hurry since the data to backup is safe on the snapshots. </text:p>
      <text:h text:style-name="Heading_20_3" text:outline-level="3"><text:bookmark-start text:name="__RefHeading___Toc621_1761658470"/>Introduce more parallelism to speed up backups<text:bookmark-end text:name="__RefHeading___Toc621_1761658470"/></text:h>
      <text:p text:style-name="P48">In case backups turn out to be to slow to be practical and tuning, as suggested in other sections of this paper, turns out to not solve the issue there always remains the option of introducing more than one backup target. The general idea here is that the backup system works precisely as now but that the backup is divided up, for instance one backup target node per Solar and Cassandra. This will be very possible but since we do not know if the design change is necessary it is just indicated here. </text:p>
      <text:h text:style-name="P140" text:outline-level="2"><text:bookmark-start text:name="__RefHeading___Toc1418_1233367338"/><text:soft-page-break/>The backup structure <text:bookmark-end text:name="__RefHeading___Toc1418_1233367338"/></text:h>
      <text:p text:style-name="P112">The structure of the backup is intentionally kept simple. On the Backup Target the current (last) backup is mounted at <text:span text:style-name="T39">/backup/current</text:span> as illustrated by:</text:p>
      <text:p text:style-name="P55">/backup/current# ls -1</text:p>
      <text:p text:style-name="P55">cassandra-1@+docker_local</text:p>
      <text:p text:style-name="P55">cassandra-2@+docker_local</text:p>
      <text:p text:style-name="P55">cassandra-3@+docker_local</text:p>
      <text:p text:style-name="P55">cassandra-4@+docker_local</text:p>
      <text:p text:style-name="P55">manager-1@+docker</text:p>
      <text:p text:style-name="P55">solr-1@+docker_local</text:p>
      <text:p text:style-name="P55">solr-2@+docker_local</text:p>
      <text:p text:style-name="P55">solr-3@+docker_local</text:p>
      <text:p text:style-name="P55">solr-4@+docker_local</text:p>
      <text:p text:style-name="P112"/>
      <text:p text:style-name="P113">Under each of these directories we <text:span text:style-name="T121">will find the files and directories as they where</text:span> <text:span text:style-name="T121">at (=‘</text:span><text:span text:style-name="T97">@</text:span><text:span text:style-name="T121">’) </text:span><text:s/>/docker_local <text:span text:style-name="T121">on</text:span> host cassandra-1 <text:span text:style-name="T121">at the time of the last backup</text:span>.<text:line-break/><text:span text:style-name="T121">(Note that ‘/’ may not be used in filenames and has been replaced by ‘+’. <text:s/>Also t</text:span>he ‘<text:span text:style-name="T39">@+</text:span>’ separator <text:span text:style-name="T121">are made up of </text:span>posix filesystem characters that <text:span text:style-name="T121">and</text:span> extremely unlikely to occur in any <text:span text:style-name="T121">host name.)</text:span></text:p>
      <text:p text:style-name="P114"><text:span text:style-name="T104">Important:</text:span> Do not provide virtual machines in an SBDI deployment platform with names including ‘@+’ since it will break the backup functionality. </text:p>
      <text:h text:style-name="P140" text:outline-level="2"><text:bookmark-start text:name="__RefHeading___Toc1420_1233367338"/>Backup portability<text:bookmark-end text:name="__RefHeading___Toc1420_1233367338"/></text:h>
      <text:p text:style-name="P114">Note that in the above section on backup structure host names like <text:span text:style-name="T118">cassandra-1</text:span> and <text:span text:style-name="T104">not</text:span><text:span text:style-name="T122"> uat-</text:span><text:span text:style-name="T118">cassandra-1 </text:span>or prod-<text:span text:style-name="T118">cassandra-1 </text:span>are used. In the SBDI deployment platform as specified in the inventory like</text:p>
      <text:p text:style-name="Preformatted_20_Text"># Deployment specific vars</text:p>
      <text:p text:style-name="Preformatted_20_Text"># ========================</text:p>
      <text:p text:style-name="Preformatted_20_Text"/>
      <text:p text:style-name="Preformatted_20_Text">[all:vars]</text:p>
      <text:p text:style-name="Preformatted_20_Text">deployment_prefix=uat</text:p>
      <text:p text:style-name="Preformatted_20_Text">...</text:p>
      <text:p text:style-name="P115">uat and prod are <text:span text:style-name="T123">referred to as a </text:span><text:span text:style-name="T12">deployment prefix</text:span><text:span text:style-name="T123">. This concept is made use of in order to be able to deploy SBDI in such a way that there are nothing that is different other than this host name prefix between for instance, test, staging and production deployments. </text:span></text:p>
      <text:p text:style-name="P118">In the backup and restore system this design principle is made use of in such a way that it is possible to restore a production backup in staging deployment without transforming any data.</text:p>
      <text:h text:style-name="Heading_20_3" text:outline-level="3"><text:bookmark-start text:name="__RefHeading___Toc1422_1233367338"/>Procedure to restore production data in staging<text:bookmark-end text:name="__RefHeading___Toc1422_1233367338"/></text:h>
      <text:p text:style-name="P115"><text:span text:style-name="T123">In order to restore production data in staging do the following:</text:span></text:p>
      <text:list xml:id="list1986694200" text:style-name="L7">
        <text:list-item>
          <text:p text:style-name="P116"><text:span text:style-name="T123">Shutdown both staging and production backup target nodes. They will be called </text:span><text:span text:style-name="T103">uat-backup-target</text:span><text:span text:style-name="T123"> and <text:s/></text:span><text:span text:style-name="T120">prod-backup-target</text:span></text:p>
        </text:list-item>
        <text:list-item>
          <text:p text:style-name="P119"><text:span text:style-name="T124">Unattach</text:span> the staging backup data volume <text:span text:style-name="T124">from</text:span> the staging backup target node. <text:span text:style-name="T124">It is called </text:span><text:span text:style-name="T39">uat-backup-target-volume_backup</text:span>.</text:p>
        </text:list-item>
        <text:list-item>
          <text:p text:style-name="P119"><text:soft-page-break/><text:span text:style-name="T124">Unattach</text:span> the <text:span text:style-name="T124">production</text:span> backup data volume <text:span text:style-name="T124">from</text:span> the <text:span text:style-name="T124">production</text:span> backup target node. <text:span text:style-name="T124">It is called </text:span><text:span text:style-name="T98">prod</text:span><text:span text:style-name="T39">-backup-target-volume_backup</text:span>.</text:p>
        </text:list-item>
        <text:list-item>
          <text:p text:style-name="P117"><text:span text:style-name="T124">Attach the production backup data volume on the staging backup target node.</text:span></text:p>
        </text:list-item>
        <text:list-item>
          <text:p text:style-name="P121">Start the <text:span text:style-name="T123">staging </text:span>b<text:span text:style-name="T123">ackup </text:span>t<text:span text:style-name="T123">arget </text:span>n<text:span text:style-name="T123">odes</text:span></text:p>
        </text:list-item>
        <text:list-item>
          <text:p text:style-name="P121">Restore the the backup<text:line-break/></text:p>
        </text:list-item>
      </text:list>
      <text:p text:style-name="P120">Production data will now be restored in staging. </text:p>
      <text:h text:style-name="Heading_20_2" text:outline-level="2"><text:bookmark-start text:name="__RefHeading___Toc159_3882669839"/>Security<text:bookmark-end text:name="__RefHeading___Toc159_3882669839"/></text:h>
      <text:p text:style-name="P73">The backup operator user has access to almost all machines in the system and must have root access in order to read and restore data and system state. In order for such a powerful system agent not to be able to bad things in case of malfunction, incorrect setup or if it was compromised the following patterns and principles have been followed in the design of the backup and restore system:</text:p>
      <text:list xml:id="list3670561213" text:style-name="L3">
        <text:list-item>
          <text:p text:style-name="P74">The backup operator is an unprivileged user without a password, i.e. it can not do general sudo “on its own” and it is not possible to login as backup operator as exemplified by:</text:p>
        </text:list-item>
      </text:list>
      <text:p text:style-name="P57"><text:span text:style-name="T68">$</text:span>cat /etc/passwd | grep backupoperator</text:p>
      <text:p text:style-name="P57">backupoperator:x:1901:1901::/home/backupoperator:/bin/bash</text:p>
      <text:p text:style-name="P57"/>
      <text:p text:style-name="P57"><text:span text:style-name="T68">$</text:span>cat /etc/shadow | grep backupoperator </text:p>
      <text:p text:style-name="P57">backupoperator:!:19117:0:99999:7:::</text:p>
      <text:p text:style-name="P57"/>
      <text:p text:style-name="P57"><text:span text:style-name="T69">$</text:span>cat /etc/group | grep backupoperator</text:p>
      <text:p text:style-name="P57">backupoperator:x:1901:</text:p>
      <text:p text:style-name="P61"/>
      <text:p text:style-name="P61"/>
      <text:p text:style-name="Preformatted_20_Text"/>
      <text:list xml:id="list155617237519082" text:continue-numbering="true" text:style-name="L3">
        <text:list-item>
          <text:p text:style-name="P77">The privileged operations that the <text:s/>backup operator performs have (with one exception – see below) been capsuled into only a few scripts that needs to be run with sudo, i.e. these capsule scripts include the various low level commands that on their own (not encapsulated) may be used to do many other (potentially harmful) things.</text:p>
        </text:list-item>
        <text:list-item>
          <text:p text:style-name="P77">These scripts have no arguments or switches of functional character, i.e. if they do not have bugs they are not supposed to be used for performing any other (potentially harmful) task than their intended.</text:p>
        </text:list-item>
        <text:list-item>
          <text:p text:style-name="P75"><text:span text:style-name="T61">Further more these scripts (if there are no bugs in the Ansible installation tasks!) have been given file permissions ensuring that they may not be modified without root access as exemplified by the scripts on the </text:span><text:span text:style-name="T50">manger-1</text:span><text:span text:style-name="T61"> node:</text:span></text:p>
        </text:list-item>
      </text:list>
      <text:p text:style-name="P55">/opt/sbdi/backup/bin# ls -lrth</text:p>
      <text:p text:style-name="P55">total 48K</text:p>
      <text:p text:style-name="P55">-rwxr-xr-x 1 root root <text:s/>422 May <text:s/>5 14:51 start_docker</text:p>
      <text:p text:style-name="P55">-rwxr-xr-x 1 root root <text:s/>441 May <text:s/>5 14:51 stop_docker</text:p>
      <text:p text:style-name="P55">-rwxr-xr-x 1 root root <text:s/>617 May <text:s/>5 14:51 pause_containers</text:p>
      <text:p text:style-name="P55">-rwxr-xr-x 1 root root <text:s/>634 May <text:s/>5 14:51 unpause_containers</text:p>
      <text:p text:style-name="P55">-rwxr-xr-x 1 root root 3.5K May <text:s/>5 14:52 prepare_source_snapshot.gluster.sh</text:p>
      <text:p text:style-name="P55">-rwxr-xr-x 1 root root 2.1K May <text:s/>5 14:52 remove_source_snapshot.gluster.sh</text:p>
      <text:p text:style-name="P55">-rwxr-xr-x 1 root root 4.1K Jul 14 12:44 prepare_source_snapshot.lvm.sh</text:p>
      <text:p text:style-name="P55"><text:soft-page-break/>-rwxr-xr-x 1 root root 2.5K Jul 14 12:44 remove_source_snapshot.lvm.sh</text:p>
      <text:p text:style-name="P55">-rwxr-xr-x 1 root root <text:s/>341 Sep <text:s/>2 07:50 prepare_source_snapshot</text:p>
      <text:p text:style-name="P55">-rwxr-xr-x 1 root root 2.0K Sep <text:s/>2 07:50 perform_rsync</text:p>
      <text:p text:style-name="Preformatted_20_Text"><text:span text:style-name="T63">-rwxr-xr-x 1 root root <text:s/>341 Sep <text:s/>2 07:50 remove_source_snapshot</text:span><text:line-break/><text:line-break/></text:p>
      <text:list xml:id="list155618238108849" text:continue-numbering="true" text:style-name="L3">
        <text:list-item>
          <text:p text:style-name="P78">Also these scripts are generated by the Ansible installation tasks in such a way that all configuration is hardcoded into the scripts, i.e. there are no configuration files (that may be manipulated or include incorrect settings). <text:line-break/></text:p>
        </text:list-item>
      </text:list>
      <text:p text:style-name="P27"><text:span text:style-name="T62">Thus the template script file </text:span><text:span text:style-name="T42">ansible/roles/backup/source/templates/bin/prepare_source_snapshot</text:span><text:span text:style-name="T62"> :</text:span></text:p>
      <text:p text:style-name="P55">#! /bin/bash</text:p>
      <text:p text:style-name="P55">#</text:p>
      <text:p text:style-name="P55"># Prepare source snapshot</text:p>
      <text:p text:style-name="P55"># =======================</text:p>
      <text:p text:style-name="P55"/>
      <text:p text:style-name="P55"># Note! This script is generated from a template by Ansible</text:p>
      <text:p text:style-name="P55"># ---</text:p>
      <text:p text:style-name="P55"/>
      <text:p text:style-name="P55">bin_dir=$(dirname $0)</text:p>
      <text:p text:style-name="P55">lib_dir=/opt/sbdi/lib <text:s/></text:p>
      <text:p text:style-name="P55"/>
      <text:p text:style-name="P55">. $lib_dir/log_utils</text:p>
      <text:p text:style-name="P55">[ $EUID -eq 0 ] || log_fatal <text:s/>88 "Root privileges reqiured"</text:p>
      <text:p text:style-name="P55"/>
      <text:p text:style-name="P55">{% if gluster_backup_source %}</text:p>
      <text:p text:style-name="P55"/>
      <text:p text:style-name="P55">$bin_dir/prepare_source_snapshot.gluster.sh {{ gluster_backup_source_volume }} {{ gluster_backup_source_snapshot_mount_point }} </text:p>
      <text:p text:style-name="P55"/>
      <text:p text:style-name="P55">{% endif %}</text:p>
      <text:p text:style-name="P55"/>
      <text:p text:style-name="P55">{% if lvm_backup_source %}</text:p>
      <text:p text:style-name="P55"/>
      <text:p text:style-name="P55">$bin_dir/prepare_source_snapshot.lvm.sh {{ lvm_backup_source_volume_group }} {{ lvm_backup_source_volume }} {{ lvm_backup_source_snapshot_mount_point }}</text:p>
      <text:p text:style-name="P55"/>
      <text:p text:style-name="P55">{% endif %}</text:p>
      <text:p text:style-name="Preformatted_20_Text"/>
      <text:p text:style-name="P79">will be expanded by Ansible on the manager-1 node, that holds data to backup on Gluster, <text:s/>to become:</text:p>
      <text:p text:style-name="P55">#! /bin/bash</text:p>
      <text:p text:style-name="P55">#</text:p>
      <text:p text:style-name="P55"># Prepare source snapshot</text:p>
      <text:p text:style-name="P55"># =======================</text:p>
      <text:p text:style-name="P55"/>
      <text:p text:style-name="P55"># Note! This script is generated from a template by Ansible</text:p>
      <text:p text:style-name="P55"># ---</text:p>
      <text:p text:style-name="P55"/>
      <text:p text:style-name="P55">bin_dir=$(dirname $0)</text:p>
      <text:p text:style-name="P55">lib_dir=/opt/sbdi/lib <text:s/></text:p>
      <text:p text:style-name="P55"/>
      <text:p text:style-name="P55">. $lib_dir/log_utils</text:p>
      <text:p text:style-name="P55">[ $EUID -eq 0 ] || log_fatal <text:s/>88 "Root privileges reqiured"</text:p>
      <text:p text:style-name="P55"/>
      <text:p text:style-name="P55">$bin_dir/prepare_source_snapshot.gluster.sh docker /gluster_backupsource </text:p>
      <text:p text:style-name="Preformatted_20_Text"/>
      <text:p text:style-name="P27">and on <text:span text:style-name="T67">the </text:span>cass<text:span text:style-name="T67">a</text:span>nadra-1 nod<text:span text:style-name="T67">e, that holds local data to backup on LVM,</text:span> it will be <text:span text:style-name="T67">expanded as</text:span>:</text:p>
      <text:p text:style-name="P54"><text:line-break/><text:span text:style-name="T63">#! /bin/bash</text:span></text:p>
      <text:p text:style-name="P55">#</text:p>
      <text:p text:style-name="P56"># Prepare source snapshot</text:p>
      <text:p text:style-name="P56"># =======================</text:p>
      <text:p text:style-name="P56"><text:soft-page-break/></text:p>
      <text:p text:style-name="P56"># Note! This script is generated from a template by Ansible</text:p>
      <text:p text:style-name="P56"># ---</text:p>
      <text:p text:style-name="P56"/>
      <text:p text:style-name="P56">bin_dir=$(dirname $0)</text:p>
      <text:p text:style-name="P56">lib_dir=/opt/sbdi/lib <text:s/></text:p>
      <text:p text:style-name="P56"/>
      <text:p text:style-name="P56">. $lib_dir/log_utils</text:p>
      <text:p text:style-name="P56">[ $EUID -eq 0 ] || log_fatal <text:s/>88 "Root privileges reqiured"</text:p>
      <text:p text:style-name="P56"/>
      <text:p text:style-name="P56">$bin_dir/prepare_source_snapshot.lvm.sh vg_docker_local lv_docker_local /local_backupsource</text:p>
      <text:p text:style-name="Preformatted_20_Text"/>
      <text:list xml:id="list155618043614022" text:continue-numbering="true" text:style-name="L3">
        <text:list-item>
          <text:p text:style-name="P76"><text:span text:style-name="T62">Finally these scripts are are “enabled” and made available to the backup operator by means of Linux </text:span><text:span text:style-name="T42">/etc/sudoers.d</text:span><text:span text:style-name="T62"> <text:s/>(For a general introduction look at for instance </text:span><text:a xlink:type="simple" xlink:href="https://help.ubuntu.com/community/Sudoers" text:style-name="Internet_20_link" text:visited-style-name="Visited_20_Internet_20_Link"><text:span text:style-name="T62">https://help.ubuntu.com/community/Sudoers</text:span></text:a><text:span text:style-name="T62"> &amp; </text:span><text:a xlink:type="simple" xlink:href="https://superuser.com/questions/869144/why-does-the-system-have-etc-sudoers-d-how-should-i-edit-it" text:style-name="Internet_20_link" text:visited-style-name="Visited_20_Internet_20_Link"><text:span text:style-name="T62">https://superuser.com/questions/869144/why-does-the-system-have-etc-sudoers-d-how-should-i-edit-it</text:span></text:a><text:span text:style-name="T62">).</text:span></text:p>
        </text:list-item>
      </text:list>
      <text:p text:style-name="P28"><text:span text:style-name="T67">To exemplify this, on </text:span><text:span text:style-name="T43">manager-1,</text:span><text:span text:style-name="T67"> in </text:span><text:span text:style-name="T42">/etc/sudoers.d</text:span><text:span text:style-name="T19"> , Ansible will install </text:span><text:span text:style-name="T20">the file</text:span><text:span text:style-name="T19"> </text:span><text:span text:style-name="T35">43-backupoperator </text:span><text:span text:style-name="T19">:</text:span><text:span text:style-name="T62"> <text:line-break/></text:span></text:p>
      <text:p text:style-name="P58"># Ensure backupoperator can transfer ssh agent when sudoing:</text:p>
      <text:p text:style-name="P58">Defaults <text:s text:c="7"/>env_keep+=SSH_AUTH_SOCK</text:p>
      <text:p text:style-name="P58"/>
      <text:p text:style-name="P58"># Commands performed with sudo by backupoperator at a backup-source:</text:p>
      <text:p text:style-name="P58"/>
      <text:p text:style-name="P58">Cmnd_Alias <text:s text:c="4"/>BOP_SRC_SNAP = /opt/sbdi/backup/bin/prepare_source_snapshot</text:p>
      <text:p text:style-name="P58">Cmnd_Alias <text:s text:c="4"/>BOP_SRC_SYNC = /opt/sbdi/backup/bin/perform_rsync</text:p>
      <text:p text:style-name="P58">Cmnd_Alias <text:s text:c="4"/>BOP_SRC_RM_SNAP = /opt/sbdi/backup/bin/remove_source_snapshot</text:p>
      <text:p text:style-name="P58">Cmnd_Alias <text:s text:c="4"/>BOP_SRC_ALL = BOP_SRC_SNAP, BOP_SRC_SYNC, BOP_SRC_RM_SNAP, /usr/bin/rsync </text:p>
      <text:p text:style-name="P58"/>
      <text:p text:style-name="P58">backupoperator ALL=(ALL) NOPASSWD: BOP_SRC_ALL</text:p>
      <text:p text:style-name="P62"/>
      <text:p text:style-name="P28">This will enable the backup <text:span text:style-name="T69">operator on the backup </text:span>director node to <text:span text:style-name="T68">(parallel) </text:span>ssh into <text:span text:style-name="T68">all backup sources (including </text:span><text:span text:style-name="T39">manager-1</text:span><text:span text:style-name="T68">)</text:span> and do <text:span text:style-name="T39">sudo /opt/sbdi/backup/bin/prepare_source_snapshot</text:span> <text:span text:style-name="T68">as indicated by the following extract of</text:span> <text:span text:style-name="T68">the </text:span><text:s/><text:span text:style-name="T39">/opt/sbdi/backup/bin/perform_backup</text:span> <text:span text:style-name="T68">script</text:span>:</text:p>
      <text:p text:style-name="P62"/>
      <text:p text:style-name="P58">...</text:p>
      <text:p text:style-name="P58">parallel-ssh <text:s/>-l backupoperator -i -H "${BACKUP_SOURCE_HOSTS}" 'sudo /opt/sbdi/backup/bin/prepare_source_snapshot' </text:p>
      <text:p text:style-name="P62"><text:span text:style-name="T63">...</text:span><text:line-break/></text:p>
      <text:list xml:id="list155618643334196" text:continue-numbering="true" text:style-name="L3">
        <text:list-item>
          <text:p text:style-name="P76"><text:span text:style-name="T60">There is only one RSA ssh private key, stored on the, backup director node that is used by the backup <text:s/>and restore functions. As explained above this key and the ssh agent is transferred by ssh during backup and restore operations. This design has been implimented in order to make it impossible for any other node than the backup director to initiate and run platform wide backup or restore operations. </text:span></text:p>
        </text:list-item>
        <text:list-item>
          <text:p text:style-name="P80">The RSA key and all scripts with hardcoded configuration may always be regenerated by Ansible. The ansible playbook may be run as may times as desired it will (if correct) generate and distribute a new RSA key and make sure that the backup and restore system is attuned to the current Inventory. This is to ensure that no manual (possibly error prone) installation and configuration is needed. <text:s text:c="4"/><text:line-break/></text:p>
        </text:list-item>
      </text:list>
      <text:h text:style-name="P145" text:outline-level="3"><text:bookmark-start text:name="__RefHeading___Toc601_1761658470"/><text:soft-page-break/>Remaining security issues to consider<text:bookmark-end text:name="__RefHeading___Toc601_1761658470"/></text:h>
      <text:p text:style-name="Text_20_body"><text:line-break/>As explained above all backup and restore operations are supposed to be based on “capsuled” scripts. Currently this is not <text:span text:style-name="T71">100% </text:span><text:s/><text:span text:style-name="T71">since</text:span> the <text:span text:style-name="T39">restore_backup_snapshot</text:span> script that resides on the backup target node <text:span text:style-name="T71">includes the following </text:span>invo<text:span text:style-name="T71">kation of</text:span> rsync over ssh in order to restore backup data:</text:p>
      <text:p text:style-name="P63">…</text:p>
      <text:p text:style-name="P59">/usr/bin/rsync -a -e /usr/bin/ssh --rsync-path="/usr/bin/sudo /usr/bin/rsync" \</text:p>
      <text:p text:style-name="P55"><text:s text:c="22"/>$dry_run $verbose $rsync_flags <text:s/>\</text:p>
      <text:p text:style-name="P55"><text:s text:c="22"/>/backup/snapshot/${backup_name}/ --delete-after backupoperator@${remote_dest}:${backup_source_dir}</text:p>
      <text:p text:style-name="Preformatted_20_Text">...</text:p>
      <text:p text:style-name="P29"/>
      <text:p text:style-name="P29">This is the reason that on all backup source nodes we <text:span text:style-name="T70">need to </text:span>have an entry in sudoers that allows backup operator to do sudo rsync, <text:span text:style-name="T71">like in</text:span>:</text:p>
      <text:p text:style-name="P60">Cmnd_Alias <text:s text:c="4"/>BOP_SRC_ALL = BOP_SRC_SNAP, BOP_SRC_SYNC, BOP_SRC_RM_SNAP, /usr/bin/rsync </text:p>
      <text:p text:style-name="P60"/>
      <text:p text:style-name="P30">This is clearly an exception to the rule since rsync is a very powerful tool. <text:span text:style-name="T71">It</text:span> remains to encapsulate rsync. <text:s/>This can most likely be done (and it is <text:span text:style-name="T71">probably </text:span>a good idea to do so) but <text:span text:style-name="T70">this</text:span> is a notably tricky task possibly best explained by the use of <text:s/><text:span text:style-name="T39">--rsync-path="/usr/bin/sudo /usr/bin/rsync".</text:span><text:span text:style-name="T55">All in all</text:span><text:span text:style-name="T54"> </text:span>t<text:span text:style-name="T71">his solution</text:span> enable us to do ssh (part of rsync) not as root but as backup operator <text:span text:style-name="T70">while still allowing rsync to have needed (root) power in order to restore data.</text:span> <text:s/>Doing ssh as root, <text:span text:style-name="T70">which is the other alternative, </text:span><text:s/>is a much bigger vulnerability than having rsync in /<text:span text:style-name="T33">etc</text:span><text:span text:style-name="T48">/</text:span><text:span text:style-name="T33">sudoers</text:span><text:span text:style-name="T14">.</text:span></text:p>
      <text:p text:style-name="P31">There is also a corresponding entry in <text:span text:style-name="T39">/etc/sudoers.d/42-backupoperator</text:span> that allows sudo rsync that is needed for the taking of backup:</text:p>
      <text:p text:style-name="Preformatted_20_Text">Cmnd_Alias <text:s text:c="4"/>BOP_TRG_ALL = BOP_TRG_SNAP, BOP_TRG_ACT_L_SNAP, BOP_TRG_ACT_SNAP, BOP_TRG_DEACT_SNAP, BOP_TRG_REST_SNAP, /usr/bin/rsync </text:p>
      <text:p text:style-name="P25"/>
      <text:p text:style-name="P32">Since this privilege to do sudo rsync is limited to only the backup target (that is supposed to have off site data replication) it seems less risky than enabling sudo rsync on all backup source nodes. </text:p>
      <text:h text:style-name="Heading_20_2" text:outline-level="2"><text:bookmark-start text:name="__RefHeading___Toc161_3882669839"/>Docker Swarm integration<text:bookmark-end text:name="__RefHeading___Toc161_3882669839"/></text:h>
      <text:p text:style-name="P94">To implement a pause or unpause of all docker containers the Backup Director will use parallel ssh to execute the following commands on each host running docker (either in swarm or standalone mode): </text:p>
      <text:p text:style-name="Preformatted_20_Text">CONTAINERS="$(docker container ls --format '{{ .ID }}')"</text:p>
      <text:p text:style-name="Preformatted_20_Text">docker container pause $CONTAINERS</text:p>
      <text:p text:style-name="P94">or </text:p>
      <text:p text:style-name="Preformatted_20_Text">CONTAINERS="$(docker container ls --format '{{ .ID }}')"</text:p>
      <text:p text:style-name="Preformatted_20_Text">docker container unpause $CONTAINERS</text:p>
      <text:p text:style-name="P94"/>
      <text:p text:style-name="P94">In order to start or stop docker services Backup Director will use parallel ssh to execute the following command on each host running docker (either in swarm or standalone mode): </text:p>
      <text:p text:style-name="Preformatted_20_Text"><text:soft-page-break/>systemctl start docker</text:p>
      <text:p text:style-name="P94">or</text:p>
      <text:p text:style-name="Preformatted_20_Text">systemctl stop docker.socket</text:p>
      <text:p text:style-name="P94"/>
      <text:p text:style-name="P94">The latter command seems to be necessary since just stop docker leaves docker services running. </text:p>
      <text:h text:style-name="Heading_20_2" text:outline-level="2"><text:bookmark-start text:name="__RefHeading___Toc163_3882669839"/>Dependencies<text:bookmark-end text:name="__RefHeading___Toc163_3882669839"/></text:h>
      <text:p text:style-name="P95">The backup and restore system is installed as an integral part of the SBDI deployment platform. </text:p>
      <text:p text:style-name="P95">It is assumed that all the parts of the SBDI deployment platform is installed. That is Ansible playbooks corresponding to step 1 through 10 (refer to automation/ansible/README.md) have been run.</text:p>
      <text:h text:style-name="Heading_20_3" text:outline-level="3"><text:bookmark-start text:name="__RefHeading___Toc1426_1233367338"/>Logging and supervision<text:bookmark-end text:name="__RefHeading___Toc1426_1233367338"/></text:h>
      <text:p text:style-name="P122">All backup and restore operations uses the <text:span text:style-name="T39">/opt/sbdi/lib/log_utils</text:span> package <text:span text:style-name="T125">to</text:span> log progress and errors. <text:span text:style-name="T39">/opt/sbdi/lib/log_utils</text:span> uses a uniform log format that will (although backup operations are distributed onto many different hosts) make it possible to collect syslog streams form all SBDI nodes and filter them in a central logging server. Thus <text:span text:style-name="T125">it will be possible to monitor and analyze logging operations as integrated operations. Also in this way it will, for instance by means of a Nagios “probe” script, be possible to issue alerts in case backups are not working or taking to long etc. </text:span></text:p>
      <text:p text:style-name="P122"><text:span text:style-name="T125"><text:line-break/>Note: Although SBDI deployment platform is designed for centralized logging this is not implemented yet.</text:span> </text:p>
      <text:h text:style-name="Heading_20_2" text:outline-level="2"><text:bookmark-start text:name="__RefHeading___Toc165_3882669839"/>Ansible playbook integration<text:bookmark-end text:name="__RefHeading___Toc165_3882669839"/></text:h>
      <text:p text:style-name="P11">The backup system is installed and managed by Ansible (https://docs.ansible.com/ansible/latest/).</text:p>
      <text:p text:style-name="P11"><text:span text:style-name="T106">Important:</text:span><text:span text:style-name="T118"> </text:span>The playbook is idempotent so the following command will install and, <text:span text:style-name="T11">in case the deployment is changed</text:span> it will reconfigure backup accordingly:</text:p>
      <text:p text:style-name="Preformatted_20_Text">ansible-playbook backup.yml</text:p>
      <text:p text:style-name="Preformatted_20_Text"/>
      <text:p text:style-name="P11">The playbook runs<text:span text:style-name="T6"> basically five</text:span> steps:</text:p>
      <text:p text:style-name="P13">1. set<text:span text:style-name="T6">s up backup functionality and </text:span>backup operator user <text:span text:style-name="T6">on the </text:span>backup director virtual machine</text:p>
      <text:p text:style-name="P11">2. sets up a backup operator user on all <text:span text:style-name="T7">other </text:span>hosts <text:span text:style-name="T7">involved in the backup</text:span>, i.e. the backup target node and the various backup source nodes.</text:p>
      <text:p text:style-name="P12"><text:span text:style-name="T6">3</text:span>. set<text:span text:style-name="T6">s up backup functionality on</text:span> backup target(s) <text:span text:style-name="T6">virtual machines</text:span></text:p>
      <text:p text:style-name="P12"><text:span text:style-name="T6">4</text:span>. <text:span text:style-name="T6">enables the </text:span>backup operator user <text:span text:style-name="T6">to control docker swarm when needed</text:span></text:p>
      <text:p text:style-name="P14">5. sets up backup functionality on all <text:s/><text:span text:style-name="T5">backup source nodes</text:span></text:p>
      <text:p text:style-name="P112"><text:soft-page-break/><text:span text:style-name="T104">Important:</text:span> Do not reconfigure change the backup and restore system directly on the deployed hosts – use the Playbook.</text:p>
      <text:h text:style-name="Heading_20_3" text:outline-level="3"><text:bookmark-start text:name="__RefHeading___Toc167_3882669839"/><text:span text:style-name="T7">1. The </text:span>backup director virtual machine<text:bookmark-end text:name="__RefHeading___Toc167_3882669839"/></text:h>
      <text:p text:style-name="P14">In the Ansible inventory <text:span text:style-name="T7">(</text:span><text:a xlink:type="simple" xlink:href="https://docs.ansible.com/ansible/latest/user_guide/intro_inventory.html#intro-inventory" text:style-name="Internet_20_link" text:visited-style-name="Visited_20_Internet_20_Link"><text:span text:style-name="T7">https://docs.ansible.com/ansible/latest/user_guide/intro_inventory.html#intro-inventory</text:span></text:a><text:span text:style-name="T7">) we must define which virtual machine/node that is designated as backup director:</text:span></text:p>
      <text:p text:style-name="Preformatted_20_Text">[backup_director]</text:p>
      <text:p text:style-name="Preformatted_20_Text">backup-director</text:p>
      <text:p text:style-name="P15">Any virtual machine in the deployment should be able to serve as backup director but it is recommended (and only tested) with a designated machine with very little CPU and RAM, like in:</text:p>
      <text:p text:style-name="Preformatted_20_Text">[servers]</text:p>
      <text:p text:style-name="Preformatted_20_Text">...</text:p>
      <text:p text:style-name="Preformatted_20_Text">backup-director nbr=91 flavor=ssc.tiny</text:p>
      <text:p text:style-name="P9"/>
      <text:p text:style-name="P16">The tasks involved in setting up the backup director is found in role:</text:p>
      <text:p text:style-name="P52">ansible/roles/backup/director</text:p>
      <text:p text:style-name="P50"/>
      <text:p text:style-name="P17"><text:span text:style-name="T8">The task of this rule will ensure a backup operator user with </text:span><text:span text:style-name="T10">an always new ssh key<text:line-break/></text:span><text:span text:style-name="T28">and </text:span><text:span text:style-name="T32">.ssh/known_hosts</text:span><text:span text:style-name="T28"> file to ensure script</text:span><text:span text:style-name="T29">ed</text:span><text:span text:style-name="T28"> ssh operation. </text:span></text:p>
      <text:p text:style-name="P17"><text:span text:style-name="T29">The task also installs </text:span><text:span text:style-name="T30">parallel SSH (pssh), sets up environment variables and installs </text:span><text:span text:style-name="T29">the following primary operations scripts:</text:span></text:p>
      <text:p text:style-name="P51"><text:line-break/> <text:s text:c="3"/>perform_backup</text:p>
      <text:p text:style-name="Preformatted_20_Text"><text:s text:c="4"/>restore_latest_backup</text:p>
      <text:p text:style-name="Preformatted_20_Text"><text:s text:c="4"/>restore_backup</text:p>
      <text:p text:style-name="Preformatted_20_Text"><text:s text:c="4"/>stop_docker</text:p>
      <text:p text:style-name="Preformatted_20_Text"><text:s text:c="4"/>start_docker</text:p>
      <text:p text:style-name="Preformatted_20_Text"><text:s text:c="4"/>pause_containers</text:p>
      <text:p text:style-name="Preformatted_20_Text"><text:s text:c="4"/>unpause_containers</text:p>
      <text:p text:style-name="P53"><text:s text:c="4"/>list_backups</text:p>
      <text:p text:style-name="P53"/>
      <text:p text:style-name="P23">The scripts are all well documented code and their operation is as inferred by their names. <text:s/></text:p>
      <text:p text:style-name="P24">One thing worth pointing out however is that the scripts are Ansible templates. When installed by the playbook the various hosts, backup target, backup sources etc are hard coded into the scripts. This is intentional. The scripts may not be altered, due to access rights and they may not be run with arguments. If the setup of the deployment platform changes the backup playbook needs to be run in order to update these scripts.</text:p>
      <text:p text:style-name="P49"><text:span text:style-name="T86">Please also note the file <text:s/></text:span><text:span text:style-name="T94">ansible/roles/backup/director/vars/main.yml</text:span><text:span text:style-name="T32"> </text:span><text:span text:style-name="T53">defines all </text:span><text:span text:style-name="T51">hosts </text:span><text:span text:style-name="T52">involved in the backup </text:span><text:span text:style-name="T53">based on the inventory.</text:span></text:p>
      <text:h text:style-name="Heading_20_3" text:outline-level="3"><text:bookmark-start text:name="__RefHeading___Toc639_1761658470"/><text:soft-page-break/>2. Backup operator user<text:bookmark-end text:name="__RefHeading___Toc639_1761658470"/></text:h>
      <text:p text:style-name="P18"><text:span text:style-name="T56">The task </text:span><text:span text:style-name="T40">ansible/roles/backup/directed</text:span><text:span text:style-name="T56"> sets up a backup operator, with the same gid and uid as on the backup director node, on all the hosts involved in the backup, i.e. the backup target node and the various backup source nodes.</text:span></text:p>
      <text:p text:style-name="P19"><text:span text:style-name="T57">The task also ensures the backup operator on backup target may use passwordless ssh to access the directed nodes by means of adding the backup operator public key to </text:span><text:span text:style-name="T49">authorized_key</text:span><text:span text:style-name="T57">. </text:span></text:p>
      <text:p text:style-name="P19"><text:span text:style-name="T57">The backup operator as such is entirely unprivileged. The ssh key of the backup operator resides only in one copy on the backup director node. If the key is compromised it may be regenerated by running the </text:span><text:span text:style-name="T41">backup.yml</text:span><text:span text:style-name="T57"> playbook.</text:span></text:p>
      <text:p text:style-name="P19"><text:span text:style-name="T57">The operations that may be run by the backup operator is defined by <text:s/>s</text:span><text:span text:style-name="T15">udoers configuarion files also generated by the </text:span><text:span text:style-name="T34">backup.yml</text:span><text:span text:style-name="T15"> playbook.</text:span></text:p>
      <text:p text:style-name="P20"><text:span text:style-name="T15">In order to run backup operations one must log into the <text:s/></text:span><text:span text:style-name="T16">backup director node </text:span><text:span text:style-name="T15">an su to the backup operator user. However since the backup operator does not have a password one must have root access to the system in order to perform backup operations.</text:span></text:p>
      <text:h text:style-name="Heading_20_3" text:outline-level="3"><text:bookmark-start text:name="__RefHeading___Toc171_3882669839"/><text:span text:style-name="T18">3. The b</text:span><text:span text:style-name="T17">ackup target </text:span><text:span text:style-name="T18">node</text:span><text:bookmark-end text:name="__RefHeading___Toc171_3882669839"/></text:h>
      <text:p text:style-name="P96"><text:span text:style-name="T56">The task </text:span><text:span text:style-name="T40">ansible/roles/backup/</text:span><text:span text:style-name="T45">target</text:span><text:span text:style-name="T56"> is well documented. Most importantly it installs ZFS and sets up a ZFS pool (if needed) and makes sure there is a /backup mount point with a ZFS file system mounted. <text:s/></text:span></text:p>
      <text:p text:style-name="P99">Of course in order for that to work there must be a backup_data_device present. <text:line-break/>The <text:s/>backup_data_device is currently configured in the file <text:span text:style-name="T40">ansible/</text:span><text:span text:style-name="T46">groups_vars</text:span><text:span text:style-name="T40">/backup_</text:span><text:span text:style-name="T39">target</text:span><text:span text:style-name="T46">s</text:span></text:p>
      <text:p text:style-name="P98">Its current default value, i.e.</text:p>
      <text:p text:style-name="Preformatted_20_Text">backup_data_device: /dev/vdb</text:p>
      <text:p text:style-name="P98">works when using network provided data volumes (as we currently do) but may have to be adjusted in other setups.</text:p>
      <text:p text:style-name="P99">Also note th<text:span text:style-name="T108">e following setting in the inventory file:</text:span></text:p>
      <text:p text:style-name="Preformatted_20_Text">[servers]</text:p>
      <text:p text:style-name="Preformatted_20_Text">...</text:p>
      <text:p text:style-name="Preformatted_20_Text">backup-target nbr=92 flavor=ssc.medium.highmem volume_backup=1500</text:p>
      <text:p text:style-name="P99"/>
      <text:p text:style-name="P99"><text:span text:style-name="T108">The <text:s/></text:span><text:span text:style-name="T39">volume_backup</text:span> <text:span text:style-name="T108">variable is used in the playbook</text:span></text:p>
      <text:p text:style-name="Preformatted_20_Text">automation/ansible/deploy.yml</text:p>
      <text:p text:style-name="P100"/>
      <text:p text:style-name="P100">and its subordinate role</text:p>
      <text:p text:style-name="Preformatted_20_Text">automation/ansible/roles/deploy/storage_volumes/tasks/main.yml</text:p>
      <text:p text:style-name="P100"/>
      <text:p text:style-name="P100"><text:soft-page-break/>where it will be used to attach an OpenStack disk volume, with correct size, to the Backup Target Node.</text:p>
      <text:p text:style-name="P102">Pleas note that due to limitations in OpenStack <text:s/>it is not possible to resize a mounted volume. This makes it very complicated to write an idempotent Anisble Playbook to automatically <text:span text:style-name="T109">adjust the</text:span> <text:span text:style-name="T109">size of </text:span>data volumes <text:span text:style-name="T109">to specified values</text:span>. In short the Backup Target Node data volume is setup once by Ansibel but must be manually resized if needed occurs.</text:p>
      <text:p text:style-name="P103"><text:span text:style-name="T110">In order to resize the backup disk space on </text:span><text:s/>Backup Target Node <text:span text:style-name="T110">the <text:s/></text:span>Backup Target Node <text:span text:style-name="T110">first have to be shut down and the volume resized in OpenStack GUI or by OpenStack commands:<text:line-break/><text:line-break/>After restarting the <text:s/></text:span>Backup Target Node <text:span text:style-name="T110">the device </text:span><text:span text:style-name="T95">/dev/vdb</text:span><text:span text:style-name="T110"> will have increased:</text:span></text:p>
      <text:p text:style-name="Preformatted_20_Text"># parted -l</text:p>
      <text:p text:style-name="Preformatted_20_Text">Model: Virtio Block Device (virtblk)</text:p>
      <text:p text:style-name="Preformatted_20_Text"><text:span text:style-name="T110">Disk /dev/vdb: </text:span><text:span text:style-name="T105">&lt;larger value than 1611GB here&gt;</text:span></text:p>
      <text:p text:style-name="Preformatted_20_Text">Sector size (logical/physical): 512B/512B</text:p>
      <text:p text:style-name="Preformatted_20_Text">Partition Table: gpt</text:p>
      <text:p text:style-name="Preformatted_20_Text">Disk Flags: </text:p>
      <text:p text:style-name="Preformatted_20_Text">Number <text:s/>Start <text:s text:c="2"/>End <text:s text:c="4"/>Size <text:s text:c="3"/>File system <text:s/>Name <text:s text:c="17"/>Flags</text:p>
      <text:p text:style-name="Preformatted_20_Text"><text:s/>1 <text:s text:c="5"/>1049kB <text:s/>1611GB <text:s/>1611GB <text:s/>zfs <text:s text:c="9"/>zfs-f29da1940c667ec6</text:p>
      <text:p text:style-name="Preformatted_20_Text"><text:s/>9 <text:s text:c="5"/>1611GB <text:s/>1611GB <text:s/>8389kB</text:p>
      <text:p text:style-name="P105"/>
      <text:p text:style-name="P105">The problem here is that partion 9 <text:span text:style-name="T111">created by ZFS </text:span>is blocking a “normal” </text:p>
      <text:p text:style-name="Preformatted_20_Text"><text:span text:style-name="Source_20_Text">parted /dev/sdb resizepart 1 100%</text:span></text:p>
      <text:p text:style-name="P105"><text:span text:style-name="Source_20_Text"><text:span text:style-name="T112"/></text:span></text:p>
      <text:p text:style-name="P105"><text:span text:style-name="Source_20_Text"><text:span text:style-name="T112">that we would like to issue in order to make it possible for ZFS to take advantage of the extra space </text:span></text:span><text:span text:style-name="Source_20_Text"><text:span text:style-name="T113">now available on </text:span></text:span><text:span text:style-name="Source_20_Text"><text:span text:style-name="T100">/dev/vdb</text:span></text:span><text:span text:style-name="Source_20_Text"><text:span text:style-name="T114">.</text:span></text:span><text:span text:style-name="Source_20_Text"><text:span text:style-name="T112"><text:line-break/><text:line-break/>This is a consequence of not providing ZFS with disks to manage as it is designed to do. Our bad fortune however is that we may not do that since we are running on OpenStack. </text:span></text:span></text:p>
      <text:p text:style-name="P106"><text:span text:style-name="Source_20_Text"><text:span text:style-name="T115">In order to avoid this problem it is strongly suggested that enough disk space is allocated from the beginning when the Backup Target is deployed. <text:line-break/><text:line-break/>If expanding space is necessary this is possible. There mater is discussed in for instance </text:span></text:span><text:a xlink:type="simple" xlink:href="https://serverfault.com/questions/946055/increase-the-zfs-partition-to-use-the-entire-disk" text:style-name="Internet_20_link" text:visited-style-name="Visited_20_Internet_20_Link"><text:span text:style-name="Source_20_Text"><text:span text:style-name="T115">https://serverfault.com/questions/946055/increase-the-zfs-partition-to-use-the-entire-disk</text:span></text:span></text:a><text:span text:style-name="Source_20_Text"><text:span text:style-name="T115">.<text:line-break/><text:line-break/>It is suggested to try this out and develop a </text:span></text:span><text:span text:style-name="Source_20_Text"><text:span text:style-name="T116">resizing a </text:span></text:span><text:span text:style-name="Source_20_Text"><text:span text:style-name="T115">procedure in a test deployment. Also with off site replication in place the risks associated with destroying data is removed.</text:span></text:span></text:p>
      <text:p text:style-name="P98"/>
      <text:h text:style-name="Heading_20_3" text:outline-level="3"><text:bookmark-start text:name="__RefHeading___Toc173_3882669839"/><text:soft-page-break/>4. Docker swarm control<text:bookmark-end text:name="__RefHeading___Toc173_3882669839"/></text:h>
      <text:p text:style-name="P97"><text:span text:style-name="T56">The task </text:span><text:span text:style-name="T40">ansible/roles/backup/</text:span><text:span text:style-name="T47">docker_control </text:span><text:span text:style-name="T56">is simple and well documented. It installs the scripts involved for docker daemon control (</text:span><text:span text:style-name="T40">start_docker, stop_docker, paus_containers, unpause_containers</text:span><text:span text:style-name="T56">) and configures sudoers rights on all nodes running docker.</text:span></text:p>
      <text:p text:style-name="P104">Please not that there are scripts with the same name on the Backup Director Node. These “director scripts” that coordinate starting, stopping <text:span text:style-name="T117">etc in the system </text:span>must not be confused <text:span text:style-name="T117">with the once installed on the nodes running docker. </text:span></text:p>
      <text:h text:style-name="Heading_20_3" text:outline-level="3"><text:bookmark-start text:name="__RefHeading___Toc175_3882669839"/><text:span text:style-name="T18">5. The </text:span><text:span text:style-name="T17">backup source nodes</text:span><text:bookmark-end text:name="__RefHeading___Toc175_3882669839"/></text:h>
      <text:p text:style-name="P107"><text:span text:style-name="T16">The task </text:span><text:span text:style-name="T36">ansible/roles/backup/</text:span><text:span text:style-name="T37">directed</text:span><text:span text:style-name="T16"> </text:span><text:span text:style-name="T21">basically sets up a backup operator user on all nodes that are controlled by the Backup Director.</text:span></text:p>
      <text:p text:style-name="P107"><text:span text:style-name="T16">The task </text:span><text:span text:style-name="T36">ansible/roles/backup/</text:span><text:span text:style-name="T38">source</text:span><text:span text:style-name="T16"> </text:span><text:span text:style-name="T21">does:</text:span></text:p>
      <text:p text:style-name="P107"><text:span text:style-name="T21">Ensures mount points for snapshots (either LVM or Gluster)</text:span></text:p>
      <text:p text:style-name="P107"><text:span text:style-name="T117">Installs scripts for creating and removing snapshots </text:span><text:span text:style-name="T21">(either LVM or Gluster)</text:span></text:p>
      <text:p text:style-name="P107"><text:span text:style-name="T21">Enables suoders rights in order to allow the backup operator sudo rights to these scripts</text:span></text:p>
      <text:p text:style-name="P108"><text:span text:style-name="T21">Ensures root ssh access to backup target, i.e. updates <text:s/>/root/.ssh/known_hosts. This might seem tricky but is necessary because rsync does the reading of backup data as root but it will ssh as backup operator user. <text:s/></text:span></text:p>
      <text:p text:style-name="P110"><text:span text:style-name="T21">A</text:span><text:span text:style-name="T14">fter some refactoring it was decided to make backup sources explicit in the inventory. Of course it is possible to deduce this information but explicit clarity was decided a better option. Consequently now the backup sources must have a section of their own:</text:span></text:p>
      <text:p text:style-name="Preformatted_20_Text"><text:line-break/><text:span text:style-name="T63">[backup_sources]</text:span></text:p>
      <text:p text:style-name="P55">manager-1 gluster_backup_source=True lvm_backup_source=False backup_snapshot_storage=0</text:p>
      <text:p text:style-name="P55">cassandra-1 gluster_backup_source=False lvm_backup_source=True backup_snapshot_storage=20</text:p>
      <text:p text:style-name="P55">cassandra-2 gluster_backup_source=False lvm_backup_source=True backup_snapshot_storage=20 </text:p>
      <text:p text:style-name="P55">cassandra-3 gluster_backup_source=False lvm_backup_source=True backup_snapshot_storage=20 </text:p>
      <text:p text:style-name="P55">cassandra-4 gluster_backup_source=False lvm_backup_source=True backup_snapshot_storage=20 </text:p>
      <text:p text:style-name="P55">solr-1 gluster_backup_source=False lvm_backup_source=True backup_snapshot_storage=20 </text:p>
      <text:p text:style-name="P55">solr-2 gluster_backup_source=False lvm_backup_source=True backup_snapshot_storage=20 </text:p>
      <text:p text:style-name="P55">solr-3 gluster_backup_source=False lvm_backup_source=True backup_snapshot_storage=20 </text:p>
      <text:p text:style-name="Preformatted_20_Text"><text:span text:style-name="T63">solr-4 gluster_backup_source=False lvm_backup_source=True backup_snapshot_storage=20</text:span> </text:p>
      <text:p text:style-name="P109"><text:span text:style-name="T21"/></text:p>
      <text:p text:style-name="P109"><text:span text:style-name="T117">As noted this very explicit and there is room for improvement but as for now the variables </text:span></text:p>
      <text:p text:style-name="P109"><text:span text:style-name="T38">gluster_backup_source, lvm_backup_source, backup_snapshot_storag</text:span><text:span text:style-name="T102">e</text:span><text:span text:style-name="T22"> needs to be explicitly </text:span><text:span text:style-name="T24">specified</text:span><text:span text:style-name="T22">.</text:span></text:p>
      <text:p text:style-name="P109"><text:span text:style-name="T38">gluster_backup_source</text:span><text:span text:style-name="T21"> </text:span><text:span text:style-name="T22">and </text:span><text:span text:style-name="T38">lvm_backup_source</text:span><text:span text:style-name="T21"> <text:s/></text:span><text:span text:style-name="T22">may currently not be both true.<text:line-break/></text:span><text:span text:style-name="T119">backup_snapshot_storage</text:span><text:span text:style-name="T21"> </text:span><text:span text:style-name="T22">is irrelevant for gluster volumes and should be set to 0</text:span></text:p>
      <text:p text:style-name="P109"><text:span text:style-name="T38">backup_snapshot_storage</text:span><text:span text:style-name="T21"> </text:span><text:span text:style-name="T24">for LVM local storage nodes </text:span><text:span text:style-name="T22">is used by </text:span><text:span text:style-name="T23">the playbook</text:span></text:p>
      <text:p text:style-name="P142"><text:soft-page-break/>automation/ansible/deploy.yml</text:p>
      <text:p text:style-name="P101"/>
      <text:p text:style-name="P109"><text:span text:style-name="T24">in order to en</text:span><text:span text:style-name="T22">sure there is enough space for the snapshots on the volume</text:span><text:span text:style-name="T24">s</text:span><text:span text:style-name="T22"> attached to the node</text:span><text:span text:style-name="T24">s</text:span><text:span text:style-name="T22">.</text:span></text:p>
      <text:p text:style-name="P109"><text:span text:style-name="T31">Please note</text:span><text:span text:style-name="T22"> that at present how big the snapshots will be during normal operation is unknown and dependent on usage of the system currently not possible to measure. Therefor it is strongly reccomended that during a stress test of the system a backup is also run and the LVM snapshot sizes are closely monitored. Alternatively assign a very large upper limit, i.e. not 20GB but rather 100GB.</text:span></text:p>
      <text:h text:style-name="Heading_20_1" text:outline-level="1"><text:bookmark-start text:name="__RefHeading___Toc177_3882669839"/>Operations <text:span text:style-name="T58">reference</text:span><text:bookmark-end text:name="__RefHeading___Toc177_3882669839"/></text:h>
      <text:p text:style-name="P34">In order to take a backup the administrator first needs to log into the backup director node and become backup operator. On the uat system this translates to:</text:p>
      <text:h text:style-name="Heading_20_3" text:outline-level="3"><text:bookmark-start text:name="__RefHeading___Toc623_1761658470"/>To access backup operations<text:bookmark-end text:name="__RefHeading___Toc623_1761658470"/></text:h>
      <text:p text:style-name="Preformatted_20_Text"><text:line-break/><text:span text:style-name="T63">$ ssh -J uat-access-1 uat-backup-director</text:span></text:p>
      <text:p text:style-name="P55">$ sudo su – backupoperator</text:p>
      <text:p text:style-name="P33"/>
      <text:p text:style-name="P33">Backup operation commands are found in the <text:span text:style-name="T39">/opt/sbdi/backup/bin/</text:span> directory</text:p>
      <text:p text:style-name="Text_20_body"><text:span text:style-name="T104">Important:</text:span> <text:span text:style-name="T107">Backup operations may take a long time and if interrupted complicated manual “cleaning up” might be necessary. In order to minimize the risk of that happening it is recommended to run the following operations in a GNU Screen shell, or similar, (</text:span><text:a xlink:type="simple" xlink:href="https://www.gnu.org/software/screen/" text:style-name="Internet_20_link" text:visited-style-name="Visited_20_Internet_20_Link"><text:span text:style-name="T107">https://www.gnu.org/software/screen/</text:span></text:a><text:span text:style-name="T107">) in order to be able to detach the shell without interrupting unfinished work.</text:span></text:p>
      <text:h text:style-name="Heading_20_3" text:outline-level="3"><text:bookmark-start text:name="__RefHeading___Toc625_1761658470"/>To list existing backup operations<text:bookmark-end text:name="__RefHeading___Toc625_1761658470"/></text:h>
      <text:p text:style-name="P55">$ cd /opt/sbdi/backup/bin/</text:p>
      <text:p text:style-name="P55">/opt/sbdi/backup/bin$ ls -1</text:p>
      <text:p text:style-name="P55">list_backups</text:p>
      <text:p text:style-name="P55">pause_containers</text:p>
      <text:p text:style-name="P55">perform_backup</text:p>
      <text:p text:style-name="P55">restore_backup</text:p>
      <text:p text:style-name="P55">restore_latest_backup</text:p>
      <text:p text:style-name="P55">start_docker</text:p>
      <text:p text:style-name="P55">stop_docker</text:p>
      <text:p text:style-name="Preformatted_20_Text"><text:span text:style-name="T63">unpause_containers</text:span><text:line-break/><text:line-break/></text:p>
      <text:h text:style-name="Heading_20_3" text:outline-level="3"><text:bookmark-start text:name="__RefHeading___Toc627_1761658470"/>To run a backup<text:bookmark-end text:name="__RefHeading___Toc627_1761658470"/></text:h>
      <text:p text:style-name="Preformatted_20_Text"><text:line-break/><text:span text:style-name="T63">/opt/sbdi/backup/bin$ ./perform_backup<text:line-break/>…</text:span></text:p>
      <text:h text:style-name="Heading_20_3" text:outline-level="3"><text:bookmark-start text:name="__RefHeading___Toc629_1761658470"/><text:line-break/>To list existing backups<text:bookmark-end text:name="__RefHeading___Toc629_1761658470"/></text:h>
      <text:p text:style-name="Preformatted_20_Text">/opt/sbdi/backup/bin$ ./list_backups </text:p>
      <text:p text:style-name="Preformatted_20_Text">20220906_082043</text:p>
      <text:p text:style-name="Preformatted_20_Text"><text:soft-page-break/>20220903_003826<text:line-break/>...</text:p>
      <text:p text:style-name="P35"><text:line-break/>Backups are listed by a date and time string. Such a string is also the <text:span text:style-name="T9">backup identifier</text:span> .<text:line-break/></text:p>
      <text:h text:style-name="Heading_20_3" text:outline-level="3"><text:bookmark-start text:name="__RefHeading___Toc631_1761658470"/>To restore backups<text:bookmark-end text:name="__RefHeading___Toc631_1761658470"/></text:h>
      <text:p text:style-name="P36">In order to restore a backup the docker services on all nodes must be shut down</text:p>
      <text:p text:style-name="P55">/opt/sbdi/backup/bin$ ./stop_docker</text:p>
      <text:p text:style-name="P37"/>
      <text:p text:style-name="P81">When all docker services have been shutdown we may restore a specific backup by identifier like:</text:p>
      <text:p text:style-name="P55">/opt/sbdi/backup/bin$ ./restore_backup 20220903_003826</text:p>
      <text:p text:style-name="P37"/>
      <text:p text:style-name="P81">We may also restore the last backup and then no backup identifier is needed:</text:p>
      <text:p text:style-name="P55">/opt/sbdi/backup/bin$ ./restore_latest_backup</text:p>
      <text:p text:style-name="P37"/>
      <text:p text:style-name="P38">Finally when the backup has been successfully restored all docker services in the platform must be restarted:</text:p>
      <text:p text:style-name="Preformatted_20_Text"><text:span text:style-name="T63">/opt/sbdi/backup/bin$ ./st</text:span><text:span text:style-name="T64">art</text:span><text:span text:style-name="T63">_docker</text:span><text:line-break/></text:p>
      <text:h text:style-name="Heading_20_3" text:outline-level="3"><text:bookmark-start text:name="__RefHeading___Toc633_1761658470"/>Pausing and unpausing docker containers<text:bookmark-end text:name="__RefHeading___Toc633_1761658470"/></text:h>
      <text:p text:style-name="P38">When a backup is performed just before file system snapshots are taken the backup system pauses all containers. That is to ensure that local data on the various docker swarm nodes are in sync. After the snapshot has been taken all containers are unpaused. This is a safety precaution and will stop all operations for only a few seconds.</text:p>
      <text:p text:style-name="P39">Pausing and unpausing is handled by the perform backup command automatically and there is no need for the <text:span text:style-name="T72">backup operator </text:span>to use them <text:span text:style-name="T72">explicitly.</text:span></text:p>
      <text:p text:style-name="P38">The pause and unpaus commands are <text:span text:style-name="T73">however </text:span>available to the backup operator explicitly also since they might be handy operations for various reasons. <text:span text:style-name="T73">Remember to use them with caution since they will freeze all SBDI operations and may thus have any number of spin off effects.</text:span></text:p>
      <text:h text:style-name="Heading_20_2" text:outline-level="2"><text:bookmark-start text:name="__RefHeading___Toc635_1761658470"/>Automating backup <text:bookmark-end text:name="__RefHeading___Toc635_1761658470"/></text:h>
      <text:p text:style-name="P39">It is possible to automate the backup procedure with, for instance, crontab <text:s/>(<text:a xlink:type="simple" xlink:href="https://www.adminschoice.com/crontab-quick-reference" text:style-name="Internet_20_link" text:visited-style-name="Visited_20_Internet_20_Link">https://www.adminschoice.com/crontab-quick-reference</text:a>).</text:p>
      <text:p text:style-name="P39">Keep in mind if crontab is used to make sure that: </text:p>
      <text:list xml:id="list1256691808" text:style-name="L4">
        <text:list-item>
          <text:p text:style-name="P83"><text:span text:style-name="T74">T</text:span>he perform backup command is run by cron as backup operator user</text:p>
        </text:list-item>
        <text:list-item>
          <text:p text:style-name="P83"><text:soft-page-break/><text:span text:style-name="T74">T</text:span>he <text:s/>backup operator environment variable <text:span text:style-name="T39">DOCKER_HOSTS</text:span> is set. Please not<text:span text:style-name="T74">e</text:span> that this environment variable is set by Ansible in the <text:span text:style-name="T39">/home/backupoperator/.bashrc</text:span> file. </text:p>
        </text:list-item>
      </text:list>
      <text:p text:style-name="P40">Note of caution: Currently the backup system has not been “battle tested”. It is suggested that automated backups are introduced when there are supervision implemented, i.e. Nagios, that monitors success. Also it is suggested that manual backups are performed for a suitable time in <text:s/>order to ensure that it works without “hiccups”.</text:p>
      <text:h text:style-name="Heading_20_1" text:outline-level="1"><text:bookmark-start text:name="__RefHeading___Toc179_3882669839"/>Way forward – remaining issues<text:bookmark-end text:name="__RefHeading___Toc179_3882669839"/></text:h>
      <text:p text:style-name="P10">The SBDI deployment platform is currently not tested and operational some features of the backup systems are (because of lack of time) not yet in place.</text:p>
      <text:p text:style-name="P123"><text:span text:style-name="T126">In the above </text:span>section<text:span text:style-name="T126">s</text:span> <text:span text:style-name="T126">many</text:span> remaining issues <text:span text:style-name="T126">and possible problems and also some hints on how to solve them have been included. In this section we will shortly address only off site backup replication and performance.</text:span></text:p>
      <text:h text:style-name="Heading_20_2" text:outline-level="2"><text:bookmark-start text:name="__RefHeading___Toc1440_1233367338"/>Off site backup replication<text:bookmark-end text:name="__RefHeading___Toc1440_1233367338"/></text:h>
      <text:p text:style-name="P124">ZFS has built in functionality for off site replication. With ZFS snapshots (like current) backups may either be sent or pulled from the Remote Backup Server. </text:p>
      <text:p text:style-name="P125"><text:span text:style-name="T127">In the SBDI case all that is needed is to make sure the </text:span>Remote Backup Server <text:span text:style-name="T127">is accessible from the Backup Target Server via ssh. This can be done in many ways. One way is by making use off the existing IP Sec server, i.e. connect-1, to setup a tunnel (initiated by the </text:span>Remote Backup Server<text:span text:style-name="T127">).</text:span></text:p>
      <text:p text:style-name="P128"><text:span text:style-name="T128">Then after a backup has been saved on the <text:s/>Backup Target all that needs doing is spawning a job that does the equivalent of:</text:span></text:p>
      <text:p text:style-name="Preformatted_20_Text"><text:span text:style-name="T63"># zfs send </text:span><text:a xlink:type="simple" xlink:href="mailto:backup/current@snap_20220906_082043" text:style-name="Internet_20_link" text:visited-style-name="Visited_20_Internet_20_Link"><text:span text:style-name="T63">backup/current@snap_20220906_082043</text:span></text:a><text:span text:style-name="T63"> <text:s/>| ssh </text:span><text:span text:style-name="T65">&lt;remote_backup_server&gt;</text:span><text:span text:style-name="T63"> zfs recv backup/</text:span><text:span text:style-name="T66">current</text:span><text:span text:style-name="T128"><text:line-break/></text:span></text:p>
      <text:p text:style-name="P129">The following article contains explains this better: <text:a xlink:type="simple" xlink:href="https://www.howtoforge.com/tutorial/how-to-use-snapshots-clones-and-replication-in-zfs-on-linux" text:style-name="Internet_20_link" text:visited-style-name="Visited_20_Internet_20_Link">https://www.howtoforge.com/tutorial/how-to-use-snapshots-clones-and-replication-in-zfs-on-linux</text:a>.</text:p>
      <text:p text:style-name="P126">Things to consider here is root access. It is suggested that the unprivileged bakupoperator user is given sudo rights (by means of <text:span text:style-name="T33">/etc/sudoers</text:span><text:span text:style-name="T14">) <text:s/>in order to run the zfs commands send and receive needed.<text:line-break/></text:span></text:p>
      <text:p text:style-name="P127"><text:span text:style-name="T14">Since fully implementing this includes </text:span><text:span text:style-name="T25">a lot of implementation work like Anisble scripts, setting up users, ssh access, </text:span><text:span text:style-name="T14">handling errors, spawning jobs, logging etc it is suggested that making use of an existing application like </text:span><text:span text:style-name="T25">TrueNAS (</text:span><text:a xlink:type="simple" xlink:href="https://www.truenas.com/" text:style-name="Internet_20_link" text:visited-style-name="Visited_20_Internet_20_Link"><text:span text:style-name="T25">https://www.truenas.com/</text:span></text:a><text:span text:style-name="T25">) is considered. TrueNAS has easy to access graphical configuration capabilities built in to setup ZFS replication. In this case if the </text:span><text:span text:style-name="T26">Remote Backup Server </text:span><text:span text:style-name="T25">was a TrueNAS installation it would be easier to simply grant TrueNAS ssh access to the </text:span><text:span text:style-name="T27">Backup Target Server </text:span><text:span text:style-name="T25">and configure a “pull” synchronization.</text:span></text:p>
      <text:p text:style-name="P127"><text:span text:style-name="T25"/></text:p>
      <text:h text:style-name="Heading_20_2" text:outline-level="2"><text:bookmark-start text:name="__RefHeading___Toc1442_1233367338"/><text:soft-page-break/>Performance<text:bookmark-end text:name="__RefHeading___Toc1442_1233367338"/></text:h>
      <text:p text:style-name="P129">Transferring 5TB (like a full backup) on a 5Gb<text:span text:style-name="T129">it</text:span> network will not take less than <text:span text:style-name="T129">1000 * 8 seconds ~ 2 hours and 15 minutes. </text:span></text:p>
      <text:p text:style-name="P130">Writing or reading 5TB of data to fast industry standard SSD disks with 500MB/s bandwidth takes no less than <text:s/>10 * 1000 seconds ~ 2 hours and 46 minutes.<text:line-break/><text:line-break/>No matter how optimized the backup and restore system is we will have to expect not to be able to perform a full backup in shorter times than that. <text:line-break/><text:line-break/>In the last tests performed we measure times close to 25 hours for backing up 0.5 TB. Incremental backups are significantly faster but we have not been able to test how fast in practice. However we have performance 100+ times slower than best possible!</text:p>
      <text:p text:style-name="P130">Is this cause for worry? </text:p>
      <text:p text:style-name="P130">Unfortunately that is not possible to say. Early indications <text:span text:style-name="T131">however </text:span>are that using network provided disk as is our case might make the backup system <text:span text:style-name="T130">unusable. </text:span></text:p>
      <text:p text:style-name="P131">What to do?</text:p>
      <text:list xml:id="list1733080904" text:style-name="L8">
        <text:list-item>
          <text:p text:style-name="P132">Increase <text:span text:style-name="T131">CPU</text:span> and RAM</text:p>
        </text:list-item>
        <text:list-item>
          <text:p text:style-name="P132">Use faster MTU 9000 networking</text:p>
        </text:list-item>
        <text:list-item>
          <text:p text:style-name="P132">Try performance optimizations as suggested above, noatime, faster or no encryption, etc</text:p>
        </text:list-item>
        <text:list-item>
          <text:p text:style-name="P132">Use ephemeral disk, i.e. local disk </text:p>
        </text:list-item>
        <text:list-item>
          <text:p text:style-name="P132">Do not backup Cassandra and Solar data <text:s/></text:p>
        </text:list-item>
        <text:list-item>
          <text:p text:style-name="P134">Use another backup strategy/system</text:p>
        </text:list-item>
      </text:list>
      <text:p text:style-name="P131">Experiences this far suggests that OpenStack <text:span text:style-name="T11">network provided</text:span> volumes will not make SBDI perform fast enough even with all possible tweaks. Even though this remains to be tested with lots of data during imports and indexing we have strong indications that Ephemeral disk might be necessary in any circumstance. </text:p>
      <text:p text:style-name="P131">The strategy not to backup Cassandra and Solr may actually be the most obvious way to go. Cassandra has in itself support for replication and all data in Solr may be recreated by SBDI itself. <text:span text:style-name="T131">In additon to this when pipelines are introduced in SBDI Cassandra will no longer be used for records storage. </text:span></text:p>
      <text:p text:style-name="P135">The option to use another backup strategy or system altogether should be give careful consideration. In general terms the Backup and Restore system described in this document provides a solution that makes integrated use of probably the fastest and most proven <text:span text:style-name="T132">open source </text:span>technologies available, <text:span text:style-name="T132">i.e. </text:span>LVM snapshots, Rsync, <text:span text:style-name="T132">SSH</text:span> and ZFS. Designing a <text:span text:style-name="T132">faster </text:span>solution <text:span text:style-name="T132">with a similar or comparable mode of operation but maybe with other components will be difficult. What may make this solution impractical or not usable most likely relates to the fact that it is run within a highly complex platform, </text:span><text:soft-page-break/><text:span text:style-name="T132">i.e. Open Stack, where issues with virtual network provided storage, virtual networking etc might interfere destructively with its intended operation. <text:s/>What might be worth considering however if OpenStack with virtual network provided storage is unavoidable and no performance tweaks as suggested does suffice is to </text:span><text:span text:style-name="T13">use disruptive technology altogether</text:span><text:span text:style-name="T132">. Such disruptive technology in this case would indicate that the backup solution should be an integral part of Open Stack. And there are solutions in OpenStack that may be used. In Open Stack it is possible to take snapshots of Virtual Machines as well as data volumes. This will be magnitudes faster of course but how are these functions to be orchestrated and provide a similar operation as this Backup and Restore system? <text:s/>How do we use these functions to take a backup of data and load it into a staging environment? How do we ensure that all the virtual machines and data on the data volumes are backed up at the same instance? The very idea with Using Open Stack for instance is not to have to worry about the internals of Open Stack. Using an alternative solution must be combined with lateral thinking and based on another innovative approach altogether. <text:s/></text:span></text:p>
      <text:h text:style-name="Heading_20_1" text:outline-level="1"><text:bookmark-start text:name="__RefHeading___Toc181_3882669839"/>Overview reference<text:bookmark-end text:name="__RefHeading___Toc181_3882669839"/></text:h>
      <text:p text:style-name="P136">Following is an overview diagram of the Backup and Restore system:</text:p>
      <text:p text:style-name="P10"><draw:g text:anchor-type="paragraph" draw:z-index="0" draw:name="Form1" draw:style-name="gr1"><draw:custom-shape draw:style-name="gr2" draw:text-style-name="P149" svg:width="3.458cm" svg:height="2.43cm" svg:x="12.769cm" svg:y="6.574cm"><text:p text:style-name="P148"><text:span text:style-name="T133">BackupSourceServer</text:span><text:span text:style-name="T133"><text:line-break/></text:span><text:span text:style-name="T133">Plain LVM</text:span></text:p><draw:enhanced-geometry svg:viewBox="0 0 21600 21600" draw:type="rectangle" draw:enhanced-path="M 0 0 L 21600 0 21600 21600 0 21600 0 0 Z N"/></draw:custom-shape><draw:custom-shape draw:style-name="gr3" draw:text-style-name="P149" svg:width="3.458cm" svg:height="2.43cm" svg:x="13.491cm" svg:y="7.002cm"><text:p text:style-name="P148"><text:span text:style-name="T133">BackupSourceServer</text:span><text:span text:style-name="T133"><text:line-break/></text:span><text:span text:style-name="T133">Plain LVM</text:span></text:p><draw:enhanced-geometry svg:viewBox="0 0 21600 21600" draw:type="rectangle" draw:enhanced-path="M 0 0 L 21600 0 21600 21600 0 21600 0 0 Z N"/></draw:custom-shape><draw:custom-shape draw:style-name="gr4" draw:text-style-name="P149" svg:width="3.458cm" svg:height="2.43cm" svg:x="-0.627cm" svg:y="5.431cm"><text:p text:style-name="P148"><text:span text:style-name="T133">BackupTargetServer</text:span></text:p><draw:enhanced-geometry svg:viewBox="0 0 21600 21600" draw:type="rectangle" draw:enhanced-path="M 0 0 L 21600 0 21600 21600 0 21600 0 0 Z N"/></draw:custom-shape><draw:custom-shape draw:style-name="gr5" draw:text-style-name="P150" svg:width="1.729cm" svg:height="1.287cm" svg:x="2.83cm" svg:y="7.86cm"><text:p text:style-name="P148"><text:span text:style-name="T134">ZF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6" draw:text-style-name="P149" svg:width="3.458cm" svg:height="2.431cm" svg:x="7.151cm" svg:y="2.573cm"><text:p text:style-name="P148"><text:span text:style-name="T133">BackupDirector</text:span></text:p><draw:enhanced-geometry svg:viewBox="0 0 21600 21600" draw:type="rectangle" draw:enhanced-path="M 0 0 L 21600 0 21600 21600 0 21600 0 0 Z N"/></draw:custom-shape><draw:custom-shape draw:style-name="gr7" draw:text-style-name="P149" svg:width="3.458cm" svg:height="2.43cm" svg:x="7.151cm" svg:y="7.574cm"><text:p text:style-name="P148"><text:span text:style-name="T133">BackupSourceServer</text:span><text:span text:style-name="T133"><text:line-break/></text:span><text:span text:style-name="T133">Gluster</text:span></text:p><text:p text:style-name="P148"><text:span text:style-name="T133">”</text:span><text:span text:style-name="T133">Y”</text:span></text:p><draw:enhanced-geometry svg:viewBox="0 0 21600 21600" draw:type="rectangle" draw:enhanced-path="M 0 0 L 21600 0 21600 21600 0 21600 0 0 Z N"/></draw:custom-shape><draw:custom-shape draw:style-name="gr8" draw:text-style-name="P150" svg:width="1.729cm" svg:height="1.287cm" svg:x="8.016cm" svg:y="10.86cm"><text:p text:style-name="P148"><text:span text:style-name="T134">Gluster</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9" draw:text-style-name="P151" svg:x1="9.168cm" svg:y1="10.86cm" svg:x2="9.168cm" svg:y2="10.146cm"><text:p/></draw:line><draw:custom-shape draw:style-name="gr10" draw:text-style-name="P149" svg:width="3.458cm" svg:height="2.43cm" svg:x="14.787cm" svg:y="7.574cm"><text:p text:style-name="P148"><text:span text:style-name="T133">BackupSourceServer</text:span><text:span text:style-name="T133"><text:line-break/></text:span><text:span text:style-name="T133">”Plain” LVM</text:span></text:p><text:p text:style-name="P148"><text:span text:style-name="T133">X1</text:span></text:p><draw:enhanced-geometry svg:viewBox="0 0 21600 21600" draw:type="rectangle" draw:enhanced-path="M 0 0 L 21600 0 21600 21600 0 21600 0 0 Z N"/></draw:custom-shape><draw:custom-shape draw:style-name="gr11" draw:text-style-name="P150" svg:width="1.729cm" svg:height="1.287cm" svg:x="15.651cm" svg:y="10.86cm"><text:p text:style-name="P148"><text:span text:style-name="T134">LVM</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12" draw:text-style-name="P151" svg:x1="16.803cm" svg:y1="10.86cm" svg:x2="16.803cm" svg:y2="10.146cm"><text:p/></draw:line><draw:line draw:style-name="gr13" draw:text-style-name="P151" svg:x1="8.881cm" svg:y1="5.432cm" svg:x2="8.881cm" svg:y2="7.289cm"><text:p/></draw:line><draw:line draw:style-name="gr14" draw:text-style-name="P151" svg:x1="9.889cm" svg:y1="5.432cm" svg:x2="16.372cm" svg:y2="7.432cm"><text:p/></draw:line><draw:frame draw:style-name="gr15" draw:text-style-name="P153" svg:width="4.322cm" svg:height="1.197cm" svg:x="9.169cm" svg:y="5.523cm"><draw:text-box><text:p text:style-name="P152"><text:span text:style-name="T133">&gt; pssh perform_backup (1) </text:span></text:p></draw:text-box></draw:frame><draw:frame draw:style-name="gr16" draw:text-style-name="P153" svg:width="3.601cm" svg:height="0.902cm" svg:x="6.576cm" svg:y="11.86cm"><draw:text-box><text:p text:style-name="P152"><text:span text:style-name="T133">prepare_sourece_snapshot (2y) </text:span></text:p></draw:text-box></draw:frame><draw:custom-shape draw:style-name="gr17" draw:text-style-name="P154" svg:width="1.729cm" svg:height="1.287cm" svg:x="4.703cm" svg:y="10.86cm"><text:p text:style-name="P148"><text:span text:style-name="T133">Gluster</text:span><text:span text:style-name="T133"><text:line-break/></text:span><text:span text:style-name="T133">snapsh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18" draw:text-style-name="P151" svg:x1="8.017cm" svg:y1="11.573cm" svg:x2="6.432cm" svg:y2="11.573cm"><text:p/></draw:line><draw:line draw:style-name="gr19" draw:text-style-name="P151" svg:x1="4.99cm" svg:y1="10.574cm" svg:x2="4.126cm" svg:y2="9.574cm"><text:p/></draw:line><draw:frame draw:style-name="gr20" draw:text-style-name="P153" svg:width="3.603cm" svg:height="0.902cm" svg:x="0.237cm" svg:y="11.289cm"><draw:text-box><text:p text:style-name="P152"><text:span text:style-name="T133">remove_source_snapshot (4y) </text:span></text:p></draw:text-box></draw:frame><draw:custom-shape draw:style-name="gr21" draw:text-style-name="P154" svg:width="1.729cm" svg:height="1.287cm" svg:x="12.194cm" svg:y="10.86cm"><text:p text:style-name="P148"><text:span text:style-name="T133">LVM</text:span><text:span text:style-name="T133"><text:line-break/></text:span><text:span text:style-name="T133">snapsh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2" draw:text-style-name="P151" svg:x1="15.508cm" svg:y1="11.573cm" svg:x2="13.923cm" svg:y2="11.573cm"><text:p/></draw:line><draw:frame draw:style-name="gr23" draw:text-style-name="P153" svg:width="3.603cm" svg:height="0.902cm" svg:x="11.905cm" svg:y="10.146cm"><draw:text-box><text:p text:style-name="P152"><text:span text:style-name="T133">remove_source_snapshot (4x1) </text:span></text:p></draw:text-box></draw:frame><draw:frame draw:style-name="gr24" draw:text-style-name="P153" svg:width="3.603cm" svg:height="0.902cm" svg:x="13.059cm" svg:y="11.966cm"><draw:text-box><text:p text:style-name="P152"><text:span text:style-name="T133">prepare_source_snapshot (2x1) </text:span></text:p></draw:text-box></draw:frame><draw:frame draw:style-name="gr25" draw:text-style-name="P153" svg:width="3.603cm" svg:height="0.578cm" svg:x="4.271cm" svg:y="9.288cm"><draw:text-box><text:p text:style-name="P152"><text:span text:style-name="T133">performe_rsync (3y) </text:span></text:p></draw:text-box></draw:frame><draw:line draw:style-name="gr26" draw:text-style-name="P151" svg:x1="11.761cm" svg:y1="11.574cm" svg:x2="4.126cm" svg:y2="10.003cm"><text:p/></draw:line><draw:line draw:style-name="gr27" draw:text-style-name="P151" svg:x1="7.152cm" svg:y1="5.432cm" svg:x2="4.847cm" svg:y2="8.289cm"><text:p/></draw:line><draw:frame draw:style-name="gr28" draw:text-style-name="P153" svg:width="3.601cm" svg:height="0.578cm" svg:x="4.415cm" svg:y="6.717cm"><draw:text-box><text:p text:style-name="P152"><text:span text:style-name="T133">snapshot_backup(5) </text:span></text:p></draw:text-box></draw:frame><draw:custom-shape draw:style-name="gr29" draw:text-style-name="P149" svg:width="3.458cm" svg:height="2.428cm" svg:x="-0.915cm" svg:y="1.575cm"><text:p text:style-name="P148"><text:span text:style-name="T133">RemoteBackupServer</text:span></text:p><draw:enhanced-geometry svg:viewBox="0 0 21600 21600" draw:type="rectangle" draw:enhanced-path="M 0 0 L 21600 0 21600 21600 0 21600 0 0 Z N"/></draw:custom-shape><draw:custom-shape draw:style-name="gr30" draw:text-style-name="P150" svg:width="1.729cm" svg:height="1.285cm" svg:x="2.83cm" svg:y="3.432cm"><text:p text:style-name="P148"><text:span text:style-name="T134">ZF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31" draw:text-style-name="P151" svg:x1="3.694cm" svg:y1="7.573cm" svg:x2="3.694cm" svg:y2="4.859cm"><text:p/></draw:line><draw:frame draw:style-name="gr32" draw:text-style-name="P153" svg:width="3.603cm" svg:height="0.578cm" svg:x="3.694cm" svg:y="5.29cm"><draw:text-box><text:p text:style-name="P152"><text:span text:style-name="T133">zfs replication </text:span></text:p></draw:text-box></draw:frame><draw:g draw:style-name="gr33"><draw:line draw:style-name="gr34" draw:text-style-name="P151" svg:x1="3.263cm" svg:y1="9.288cm" svg:x2="3.263cm" svg:y2="10.431cm"><text:p/></draw:line><draw:line draw:style-name="gr35" draw:text-style-name="P151" svg:x1="3.263cm" svg:y1="10.289cm" svg:x2="3.695cm" svg:y2="10.289cm"><text:p/></draw:line><draw:line draw:style-name="gr36" draw:text-style-name="P151" svg:x1="3.263cm" svg:y1="9.932cm" svg:x2="3.695cm" svg:y2="9.932cm"><text:p/></draw:line><draw:line draw:style-name="gr37" draw:text-style-name="P151" svg:x1="3.263cm" svg:y1="9.574cm" svg:x2="3.695cm" svg:y2="9.574cm"><text:p/></draw:line><draw:frame draw:style-name="gr38" draw:text-style-name="P153" svg:width="0.578cm" svg:height="0.74cm" svg:x="3.694cm" svg:y="9.288cm"><draw:text-box><text:p text:style-name="P152"><text:span text:style-name="T135">y</text:span></text:p></draw:text-box></draw:frame><draw:frame draw:style-name="gr39" draw:text-style-name="P153" svg:width="0.578cm" svg:height="1.227cm" svg:x="3.694cm" svg:y="9.717cm"><draw:text-box><text:p text:style-name="P152"><text:span text:style-name="T135">x1</text:span></text:p></draw:text-box></draw:frame></draw:g><draw:line draw:style-name="gr40" draw:text-style-name="P151" svg:x1="4.126cm" svg:y1="10.717cm" svg:x2="5.999cm" svg:y2="12.288cm"><text:p/></draw:line><draw:line draw:style-name="gr41" draw:text-style-name="P151" svg:x1="5.855cm" svg:y1="10.573cm" svg:x2="4.414cm" svg:y2="12.287cm"><text:p/></draw:line><draw:line draw:style-name="gr42" draw:text-style-name="P151" svg:x1="12.05cm" svg:y1="10.717cm" svg:x2="13.923cm" svg:y2="12.288cm"><text:p/></draw:line><draw:line draw:style-name="gr43" draw:text-style-name="P151" svg:x1="13.778cm" svg:y1="10.573cm" svg:x2="12.337cm" svg:y2="12.287cm"><text:p/></draw:line><draw:line draw:style-name="gr44" draw:text-style-name="P151" svg:x1="3.55cm" svg:y1="11.573cm" svg:x2="5.135cm" svg:y2="11.573cm"><text:p/></draw:line><draw:line draw:style-name="gr45" draw:text-style-name="P151" svg:x1="12.77cm" svg:y1="10.664cm" svg:x2="12.482cm" svg:y2="11.146cm"><text:p/></draw:line><draw:line draw:style-name="gr46" draw:text-style-name="P151" svg:x1="11.762cm" svg:y1="11.554cm" svg:x2="4.127cm" svg:y2="9.983cm"><text:p/></draw:line><draw:frame draw:style-name="gr47" draw:text-style-name="P153" svg:width="3.603cm" svg:height="0.578cm" svg:x="5.999cm" svg:y="9.983cm"><draw:text-box><text:p text:style-name="P152"><text:span text:style-name="T133">performe_rsync (3x1) </text:span></text:p></draw:text-box></draw:frame></draw:g></text:p>
      <text:h text:style-name="Heading_20_1" text:outline-level="1"><text:bookmark-start text:name="__RefHeading___Toc1444_1233367338"/><text:soft-page-break/>Acknowledgment<text:bookmark-end text:name="__RefHeading___Toc1444_1233367338"/></text:h>
      <text:p text:style-name="P133">The backup and restore system described in this document was originally developed by Hans Höök at Altrusoft AB as part of the open source AltruSOMO project. It has been tested and used in production for over 10 years. Since the SOMO code was taken off line when Altrusoft ended operations the code developed for SBDI have been retrieved from private copies and completely revised and refactored to fit SBDI. The biggest improvements from the original code is the integration with Ansible and with Docker Swarm. <text:s text:c="4"/></text:p>
      <text:p text:style-name="P133"/>
      <text:p text:style-name="P9"/>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fo:background-color="#e6e6ff"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23" meta:paragraph-count="441" meta:word-count="7389" meta:character-count="47687" meta:non-whitespace-character-count="40413"/>
  </office:meta>
</office:document-meta>
</file>